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Table1" style:family="table">
      <style:table-properties style:width="3cm" table:align="center" style:may-break-between-rows="false"/>
    </style:style>
    <style:style style:name="Table1.A" style:family="table-column">
      <style:table-column-properties style:column-width="1cm"/>
    </style:style>
    <style:style style:name="Table1.A1" style:family="table-cell">
      <style:table-cell-properties style:vertical-align="bottom"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style:vertical-align="middle" fo:padding="0.049cm" fo:border="0.05pt solid #000000" style:writing-mode="page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9.151cm" table:align="margins" style:may-break-between-rows="false"/>
    </style:style>
    <style:style style:name="Table2.A" style:family="table-column">
      <style:table-column-properties style:column-width="3.092cm" style:rel-column-width="22143*"/>
    </style:style>
    <style:style style:name="Table2.B" style:family="table-column">
      <style:table-column-properties style:column-width="0.568cm" style:rel-column-width="4067*"/>
    </style:style>
    <style:style style:name="Table2.C" style:family="table-column">
      <style:table-column-properties style:column-width="1.829cm" style:rel-column-width="13099*"/>
    </style:style>
    <style:style style:name="Table2.D" style:family="table-column">
      <style:table-column-properties style:column-width="0.411cm" style:rel-column-width="2943*"/>
    </style:style>
    <style:style style:name="Table2.E" style:family="table-column">
      <style:table-column-properties style:column-width="3.251cm" style:rel-column-width="23283*"/>
    </style:style>
    <style:style style:name="Table2.A1" style:family="table-cell">
      <style:table-cell-properties fo:padding="0.049cm" fo:border="none" style:writing-mode="page"/>
    </style:style>
    <style:style style:name="Tableau1" style:family="table">
      <style:table-properties style:width="9.153cm" fo:margin-left="0cm" table:align="left"/>
    </style:style>
    <style:style style:name="Tableau1.A" style:family="table-column">
      <style:table-column-properties style:column-width="2.505cm"/>
    </style:style>
    <style:style style:name="Tableau1.B" style:family="table-column">
      <style:table-column-properties style:column-width="1.995cm"/>
    </style:style>
    <style:style style:name="Tableau1.C" style:family="table-column">
      <style:table-column-properties style:column-width="1.602cm"/>
    </style:style>
    <style:style style:name="Tableau1.E" style:family="table-column">
      <style:table-column-properties style:column-width="1.45cm"/>
    </style:style>
    <style:style style:name="Tableau1.1" style:family="table-row">
      <style:table-row-properties style:row-height="0.651cm"/>
    </style:style>
    <style:style style:name="Tableau1.A1" style:family="table-cell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.D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1.E1" style:family="table-cell">
      <style:table-cell-properties style:vertical-align="middle" fo:padding="0cm" fo:border="0.5pt solid #000000"/>
    </style:style>
    <style:style style:name="Tableau1.A2" style:family="table-cell">
      <style:table-cell-properties style:vertical-align="middle" fo:background-color="#ecf191" fo:padding="0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.B3" style:family="table-cell" style:data-style-name="N107">
      <style:table-cell-properties style:vertical-align="middle" fo:padding="0cm" fo:border-left="0.5pt solid #000000" fo:border-right="none" fo:border-top="none" fo:border-bottom="0.5pt solid #000000"/>
    </style:style>
    <style:style style:name="Tableau1.C3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1.D3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1.E3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Tableau1.B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.C4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1.D4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1.E4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Tableau1.B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.D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.E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.B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.D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.E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3" style:family="table">
      <style:table-properties style:width="9.151cm" table:align="margins" style:may-break-between-rows="false"/>
    </style:style>
    <style:style style:name="Table3.A" style:family="table-column">
      <style:table-column-properties style:column-width="4.576cm" style:rel-column-width="32767*"/>
    </style:style>
    <style:style style:name="Table3.B" style:family="table-column">
      <style:table-column-properties style:column-width="4.576cm" style:rel-column-width="32768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center" style:justify-single-word="false"/>
      <style:text-properties officeooo:paragraph-rsid="00ab054e"/>
    </style:style>
    <style:style style:name="P2" style:family="paragraph" style:parent-style-name="Header">
      <style:paragraph-properties fo:text-align="center" style:justify-single-word="false"/>
      <style:text-properties officeooo:paragraph-rsid="00c10aa6"/>
    </style:style>
    <style:style style:name="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P1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1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4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4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4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4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48" style:family="paragraph" style:parent-style-name="_5f_Header_20_G_20_page_20_paire_20__28_G_29_">
      <style:text-properties officeooo:paragraph-rsid="0334a5be"/>
    </style:style>
    <style:style style:name="P49" style:family="paragraph" style:parent-style-name="_5f_Header_20_G_20_page_20_paire_20__28_G_29_">
      <style:paragraph-properties fo:text-align="start" style:justify-single-word="false"/>
    </style:style>
    <style:style style:name="P5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51" style:family="paragraph" style:parent-style-name="Header">
      <style:paragraph-properties fo:text-align="start" style:justify-single-word="false"/>
      <style:text-properties officeooo:paragraph-rsid="0289fb01"/>
    </style:style>
    <style:style style:name="P5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53" style:family="paragraph" style:parent-style-name="_5f_Header_20_N_20_page_20_impaire_20__28_D_29_">
      <style:paragraph-properties fo:text-align="start" style:justify-single-word="false"/>
    </style:style>
    <style:style style:name="P54" style:family="paragraph" style:parent-style-name="Footer">
      <style:paragraph-properties fo:text-align="start" style:justify-single-word="false"/>
      <style:text-properties officeooo:paragraph-rsid="00d4df5c"/>
    </style:style>
    <style:style style:name="P55" style:family="paragraph" style:parent-style-name="Footer">
      <style:paragraph-properties fo:text-align="start" style:justify-single-word="false"/>
      <style:text-properties officeooo:paragraph-rsid="0211dd7e"/>
    </style:style>
    <style:style style:name="P56" style:family="paragraph" style:parent-style-name="Header">
      <style:paragraph-properties fo:text-align="start" style:justify-single-word="false"/>
      <style:text-properties officeooo:paragraph-rsid="0211dd7e"/>
    </style:style>
    <style:style style:name="P5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58" style:family="paragraph" style:parent-style-name="Header">
      <style:paragraph-properties fo:text-align="start" style:justify-single-word="false"/>
      <style:text-properties officeooo:paragraph-rsid="02a56131"/>
    </style:style>
    <style:style style:name="P59" style:family="paragraph" style:parent-style-name="Footer">
      <style:text-properties officeooo:paragraph-rsid="030c4d7d"/>
    </style:style>
    <style:style style:name="P60" style:family="paragraph" style:parent-style-name="Footer">
      <style:text-properties officeooo:paragraph-rsid="00863005"/>
    </style:style>
    <style:style style:name="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2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0" style:family="paragraph" style:parent-style-name="Footer">
      <style:text-properties officeooo:paragraph-rsid="00d4df5c"/>
    </style:style>
    <style:style style:name="P81" style:family="paragraph" style:parent-style-name="Footer">
      <style:paragraph-properties fo:text-align="end" style:justify-single-word="false"/>
      <style:text-properties officeooo:paragraph-rsid="00d4df5c"/>
    </style:style>
    <style:style style:name="P82" style:family="paragraph" style:parent-style-name="_5f_Paragraphe">
      <style:paragraph-properties fo:text-align="end" style:justify-single-word="false"/>
    </style:style>
    <style:style style:name="P83" style:family="paragraph" style:parent-style-name="_5f_Tableau_5f_Centré">
      <style:paragraph-properties fo:text-align="end" style:justify-single-word="false"/>
    </style:style>
    <style:style style:name="P84" style:family="paragraph" style:parent-style-name="_5f_Tableau_5f_Centré_5f_Gras">
      <style:paragraph-properties fo:text-align="end" style:justify-single-word="false"/>
    </style:style>
    <style:style style:name="P85" style:family="paragraph" style:parent-style-name="_5f_Header_20_G_20_page_20_impaire_20__28_D_29_">
      <style:text-properties officeooo:paragraph-rsid="01259ec2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Footer">
      <style:text-properties officeooo:paragraph-rsid="008d016c"/>
    </style:style>
    <style:style style:name="P88" style:family="paragraph" style:parent-style-name="Footer">
      <style:text-properties officeooo:paragraph-rsid="010f7046"/>
    </style:style>
    <style:style style:name="P89" style:family="paragraph" style:parent-style-name="Footer">
      <style:text-properties officeooo:paragraph-rsid="01120261"/>
    </style:style>
    <style:style style:name="P90" style:family="paragraph" style:parent-style-name="Header">
      <style:paragraph-properties fo:margin-left="0cm" fo:margin-right="0cm" fo:text-indent="0cm" style:auto-text-indent="fals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impaire_20__28_D_29_">
      <style:text-properties officeooo:rsid="0277791e" officeooo:paragraph-rsid="0277791e"/>
    </style:style>
    <style:style style:name="P93" style:family="paragraph" style:parent-style-name="Footer">
      <style:text-properties officeooo:rsid="0242edd8" officeooo:paragraph-rsid="0242edd8"/>
    </style:style>
    <style:style style:name="P94" style:family="paragraph" style:parent-style-name="Footer">
      <style:text-properties officeooo:paragraph-rsid="00a59a60"/>
    </style:style>
    <style:style style:name="P95" style:family="paragraph" style:parent-style-name="Footer">
      <style:text-properties officeooo:paragraph-rsid="004274bc"/>
    </style:style>
    <style:style style:name="P96" style:family="paragraph" style:parent-style-name="Footer">
      <style:text-properties officeooo:paragraph-rsid="00d8520c"/>
    </style:style>
    <style:style style:name="P97" style:family="paragraph" style:parent-style-name="Footer">
      <style:text-properties officeooo:paragraph-rsid="002aa84d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Footer">
      <style:text-properties officeooo:rsid="001f8a2d" officeooo:paragraph-rsid="00bd36bc"/>
    </style:style>
    <style:style style:name="P100" style:family="paragraph" style:parent-style-name="Footer">
      <style:text-properties officeooo:rsid="001f8a2d" officeooo:paragraph-rsid="002b33ed"/>
    </style:style>
    <style:style style:name="P101" style:family="paragraph" style:parent-style-name="Footer">
      <style:text-properties officeooo:rsid="011350d1" officeooo:paragraph-rsid="011350d1"/>
    </style:style>
    <style:style style:name="P102" style:family="paragraph" style:parent-style-name="Footer">
      <style:text-properties officeooo:rsid="0096b4e2" officeooo:paragraph-rsid="0096b4e2"/>
    </style:style>
    <style:style style:name="P103" style:family="paragraph" style:parent-style-name="Footer">
      <style:text-properties officeooo:paragraph-rsid="0096b4e2"/>
    </style:style>
    <style:style style:name="P104" style:family="paragraph" style:parent-style-name="Footer">
      <style:text-properties officeooo:paragraph-rsid="02a682f9"/>
    </style:style>
    <style:style style:name="P105" style:family="paragraph" style:parent-style-name="_5f_Tableau_5f_Centré_5f_Gras">
      <style:text-properties fo:font-weight="normal" style:font-weight-asian="normal" style:font-weight-complex="normal"/>
    </style:style>
    <style:style style:name="P106" style:family="paragraph" style:parent-style-name="_5f_Tableau_5f_Centré_5f_Gras">
      <style:text-properties fo:font-weight="normal" officeooo:paragraph-rsid="01dff514" style:font-weight-asian="normal" style:font-weight-complex="normal"/>
    </style:style>
    <style:style style:name="P107" style:family="paragraph" style:parent-style-name="_5f_Tableau_5f_Centré">
      <style:text-properties officeooo:paragraph-rsid="01dff514"/>
    </style:style>
    <style:style style:name="P108" style:family="paragraph" style:parent-style-name="_5f_Tableau_5f_Centré_5f_Gras">
      <style:text-properties officeooo:paragraph-rsid="01dff514"/>
    </style:style>
    <style:style style:name="P109" style:family="paragraph" style:parent-style-name="_5f_Footer_20_page_20_impaire_20__28_D_29_"/>
    <style:style style:name="P110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1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2" style:family="paragraph" style:parent-style-name="_5f_Footer_20_page_20_paire_20__28_G_29_"/>
    <style:style style:name="P113" style:family="paragraph" style:parent-style-name="_5f_Footer_20_page_20_paire_20__28_G_29_">
      <style:text-properties fo:font-size="9pt" style:font-size-asian="9pt" style:font-size-complex="9pt"/>
    </style:style>
    <style:style style:name="P114" style:family="paragraph" style:parent-style-name="_5f_Paragraphe_5f_Réponse_5f_Elève" style:list-style-name="_5f_Numérotation_20_des_20_exercices"/>
    <style:style style:name="P115" style:family="paragraph" style:parent-style-name="_5f_Paragraphe_5f_Réponse_5f_Elève" style:list-style-name="_5f_Numérotation_20_des_20_exercices">
      <style:text-properties officeooo:paragraph-rsid="01db54f2"/>
    </style:style>
    <style:style style:name="P11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7" style:family="paragraph" style:parent-style-name="_5f_Paragraphe_5f_Réponse_5f_Elève" style:list-style-name="">
      <style:text-properties officeooo:paragraph-rsid="01db54f2"/>
    </style:style>
    <style:style style:name="P118" style:family="paragraph" style:parent-style-name="_5f_Paragraphe_5f_avec_5f_Num_5f_Question" style:list-style-name="_5f_Numérotation_20_des_20_exercices"/>
    <style:style style:name="P119" style:family="paragraph" style:parent-style-name="_5f_Paragraphe_5f_avec_5f_Num_5f_Question" style:list-style-name="_5f_Numérotation_20_des_20_exercices">
      <style:text-properties officeooo:paragraph-rsid="01df969f"/>
    </style:style>
    <style:style style:name="P120" style:family="paragraph" style:parent-style-name="_5f_Paragraphe_5f_avec_5f_Num_5f_Question" style:list-style-name="_5f_Numérotation_20_des_20_exercices">
      <style:paragraph-properties fo:text-align="end" style:justify-single-word="false"/>
    </style:style>
    <style:style style:name="P121" style:family="paragraph" style:parent-style-name="_5f_Premier_5f_Titre_5f_Exercices_5f_avec_5f_Num_5f_Exo_5f_sans_5f_Titre" style:list-style-name="_5f_Numérotation_20_des_20_exercices" style:master-page-name="_33__5f_2_5f_SERIE_5f_N_5f_GAUCHE_5f_ET_5f_DROITE_5f_2COL">
      <style:paragraph-properties style:page-number="auto"/>
    </style:style>
    <style:style style:name="P122" style:family="paragraph" style:parent-style-name="_5f_Tableau_5f_Centré" style:list-style-name="List_20_1"/>
    <style:style style:name="P123" style:family="paragraph" style:parent-style-name="_5f_Tableau_5f_Centré_5f_Gras" style:list-style-name="List_20_1"/>
    <style:style style:name="P124" style:family="paragraph" style:parent-style-name="_5f_Titre_5f_Exercices_5f_sans_5f_Titre" style:list-style-name="_5f_Numérotation_20_des_20_exercices"/>
    <style:style style:name="P125" style:family="paragraph" style:parent-style-name="_5f_Titre_5f_Exercices_5f_sans_5f_Titre" style:list-style-name="_5f_Numérotation_20_des_20_exercices">
      <style:text-properties officeooo:paragraph-rsid="01dff514"/>
    </style:style>
    <style:style style:name="P126" style:family="paragraph" style:parent-style-name="_5f_Titre_5f_Exercices_5f_sans_5f_Titre" style:list-style-name="_5f_Numérotation_20_des_20_exercices">
      <style:paragraph-properties fo:break-before="column"/>
    </style:style>
    <style:style style:name="P127" style:family="paragraph" style:parent-style-name="_5f_Titre_5f_Exercices_5f_sans_5f_Titre" style:list-style-name="_5f_Numérotation_20_des_20_exercices">
      <style:text-properties officeooo:paragraph-rsid="01df969f"/>
    </style:style>
    <style:style style:name="P128" style:family="paragraph" style:parent-style-name="_5f_Titre_5f_Exercices_5f_sans_5f_Titre" style:list-style-name="_5f_Numérotation_20_des_20_exercices">
      <style:paragraph-properties fo:text-align="end" style:justify-single-word="false"/>
    </style:style>
    <style:style style:name="P129" style:family="paragraph">
      <style:paragraph-properties fo:text-align="center"/>
    </style:style>
    <style:style style:name="P130" style:family="paragraph">
      <loext:graphic-properties draw:fill="solid" draw:fill-color="#d7e12c"/>
    </style:style>
    <style:style style:name="P131" style:family="paragraph">
      <loext:graphic-properties draw:fill="none"/>
      <style:text-properties fo:font-size="12pt"/>
    </style:style>
    <style:style style:name="P132" style:family="paragraph">
      <loext:graphic-properties draw:fill="none"/>
    </style:style>
    <style:style style:name="P13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34" style:family="paragraph">
      <loext:graphic-properties draw:fill="solid" draw:fill-color="#7fb241"/>
    </style:style>
    <style:style style:name="P135" style:family="paragraph">
      <loext:graphic-properties draw:fill="solid" draw:fill-color="#1ca2b8"/>
    </style:style>
    <style:style style:name="P136" style:family="paragraph">
      <style:paragraph-properties fo:margin-left="0cm" fo:margin-right="0cm" fo:text-align="center" fo:text-indent="-0.145cm">
        <style:tab-stops>
          <style:tab-stop style:position="0cm"/>
        </style:tab-stops>
      </style:paragraph-properties>
    </style:style>
    <style:style style:name="P137" style:family="paragraph">
      <loext:graphic-properties draw:fill="none" draw:fill-color="#ffffff"/>
      <style:paragraph-properties fo:margin-left="0cm" fo:margin-right="0cm" fo:text-align="center" fo:text-indent="-0.145cm" style:writing-mode="lr-tb">
        <style:tab-stops>
          <style:tab-stop style:position="0cm"/>
        </style:tab-stops>
      </style:paragraph-properties>
      <style:text-properties style:use-window-font-color="true" loext:opacity="0%" loext:color-lum-mod="100%" loext:color-lum-off="0%" style:text-position="super 58%" style:font-name="Bitstream Vera Sans1" fo:font-size="12pt" fo:background-color="#ffff00"/>
    </style:style>
    <style:style style:name="P138" style:family="paragraph">
      <loext:graphic-properties draw:fill-color="#ff0000"/>
      <style:paragraph-properties fo:text-align="center"/>
    </style:style>
    <style:style style:name="P139" style:family="paragraph">
      <loext:graphic-properties draw:fill="none" draw:fill-color="#ffffff"/>
      <style:paragraph-properties fo:margin-left="0cm" fo:margin-right="0cm" fo:text-align="center" fo:text-indent="-0.145cm" style:writing-mode="lr-tb">
        <style:tab-stops>
          <style:tab-stop style:position="0cm"/>
        </style:tab-stops>
      </style:paragraph-properties>
      <style:text-properties fo:color="#ff0000" loext:opacity="100%" loext:color-lum-mod="100%" loext:color-lum-off="0%" style:text-position="super 58%" style:font-name="Bitstream Vera Sans" fo:font-size="12pt" fo:background-color="#ffff00"/>
    </style:style>
    <style:style style:name="P14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77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78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79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80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T81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82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T83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T84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T85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T86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T87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T89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T91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T92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T93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T94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T95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T96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T97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T98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T99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100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101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102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34a5be"/>
    </style:style>
    <style:style style:name="T149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150" style:family="text">
      <style:text-properties officeooo:rsid="0160d7ef"/>
    </style:style>
    <style:style style:name="T151" style:family="text">
      <style:text-properties officeooo:rsid="0072f07f"/>
    </style:style>
    <style:style style:name="T152" style:family="text">
      <style:text-properties officeooo:rsid="0268e0aa"/>
    </style:style>
    <style:style style:name="T153" style:family="text">
      <style:text-properties officeooo:rsid="026ec296"/>
    </style:style>
    <style:style style:name="T154" style:family="text">
      <style:text-properties officeooo:rsid="0272f9e5"/>
    </style:style>
    <style:style style:name="T155" style:family="text">
      <style:text-properties officeooo:rsid="02757f12"/>
    </style:style>
    <style:style style:name="T156" style:family="text">
      <style:text-properties officeooo:rsid="02735980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f8729d"/>
    </style:style>
    <style:style style:name="T161" style:family="text">
      <style:text-properties officeooo:rsid="010c4d3a"/>
    </style:style>
    <style:style style:name="T162" style:family="text">
      <style:text-properties fo:font-size="16pt" style:font-size-asian="16pt" style:font-size-complex="16pt"/>
    </style:style>
    <style:style style:name="T163" style:family="text">
      <style:text-properties officeooo:rsid="00b6801f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fo:background-color="#ffff00" loext:char-shading-value="0" style:font-style-asian="italic" style:font-style-complex="italic"/>
    </style:style>
    <style:style style:name="T18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2" style:family="text">
      <style:text-properties fo:font-weight="normal" style:font-weight-asian="normal" style:font-weight-complex="normal"/>
    </style:style>
    <style:style style:name="T183" style:family="text">
      <style:text-properties fo:background-color="transparent" loext:char-shading-value="0"/>
    </style:style>
    <style:style style:name="T184" style:family="text">
      <style:text-properties fo:font-style="normal" style:font-style-asian="normal" style:font-style-complex="normal"/>
    </style:style>
    <style:style style:name="T185" style:family="text"/>
    <style:style style:name="T186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87" style:family="text">
      <style:text-properties style:use-window-font-color="true" loext:opacity="0%" style:text-position="super 58%" style:font-name="Bitstream Vera Sans1" fo:font-size="12pt" fo:background-color="#ffff00"/>
    </style:style>
    <style:style style:name="T188" style:family="text">
      <style:text-properties fo:color="#000000" loext:opacity="100%" style:text-position="super 58%" style:font-name="Bitstream Vera Sans" fo:font-size="12pt" fo:background-color="#ffff00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3" fo:column-gap="1.499cm">
          <style:column style:rel-width="21845*" fo:start-indent="0cm" fo:end-indent="0.749cm"/>
          <style:column style:rel-width="21845*" fo:start-indent="0.749cm" fo:end-indent="0.749cm"/>
          <style:column style:rel-width="21845*" fo:start-indent="0.74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9cm" svg:stroke-color="#acb20c" draw:marker-start-width="0.42cm" draw:marker-end-width="0.42cm" draw:fill="none" draw:textarea-horizontal-align="justify" draw:textarea-vertical-align="middle" draw:auto-grow-height="false" fo:min-height="0.388cm" fo:min-width="0.977cm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49cm" svg:stroke-color="#acb20c" draw:marker-start-width="0.42cm" draw:marker-end-width="0.42cm" draw:fill="none" draw:textarea-horizontal-align="justify" draw:textarea-vertical-align="middle" draw:auto-grow-height="false" fo:min-height="0.422cm" fo:min-width="1.02cm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49cm" svg:stroke-color="#acb20c" draw:marker-start-width="0.42cm" draw:marker-end-width="0.42cm" draw:fill="none" draw:textarea-horizontal-align="justify" draw:textarea-vertical-align="middle" draw:auto-grow-height="false" fo:min-height="0.415cm" fo:min-width="1.02cm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49cm" svg:stroke-color="#acb20c" draw:marker-start-width="0.42cm" draw:marker-end-width="0.42cm" draw:fill="none" draw:textarea-horizontal-align="justify" draw:textarea-vertical-align="middle" draw:auto-grow-height="false" fo:min-height="0.328cm" fo:min-width="0.815cm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41cm" svg:stroke-color="#acb20c" draw:marker-start-width="0.413cm" draw:marker-end-width="0.413cm" draw:fill-color="#ff0000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41cm" svg:stroke-color="#acb20c" draw:marker-start-width="0.413cm" draw:marker-end-width="0.413cm" draw:fill-color="#ff0000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282" draw:name="Shape3_1" draw:style-name="gr16" draw:text-style-name="P129" svg:x1="11.645cm" svg:y1="1.437cm" svg:x2="21.997cm" svg:y2="1.411cm">
        <text:p/>
      </draw:line>
      <draw:frame text:anchor-type="page" text:anchor-page-number="2" draw:z-index="281" draw:name="Shape8_3" draw:style-name="gr17" draw:text-style-name="P133" svg:width="2.703cm" svg:height="0.715cm" draw:transform="rotate (0.0872664625997165) translate (1.32644444444444cm 1.21884722222222cm)">
        <draw:text-box>
          <text:p text:style-name="P129"><text:span text:style-name="T186">Série 2</text:span></text:p>
        </draw:text-box>
      </draw:frame>
      <draw:path text:anchor-type="page" text:anchor-page-number="2" draw:z-index="280" draw:name="Shape1_0" draw:style-name="gr18" draw:text-style-name="P130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279" draw:name="Shape3_0" draw:style-name="gr16" draw:text-style-name="P129" svg:x1="11.645cm" svg:y1="1.437cm" svg:x2="21.997cm" svg:y2="1.411cm">
        <text:p/>
      </draw:line>
      <draw:frame text:anchor-type="page" text:anchor-page-number="2" draw:z-index="278" draw:name="Shape8_1" draw:style-name="gr17" draw:text-style-name="P133" svg:width="2.703cm" svg:height="0.715cm" draw:transform="rotate (0.0872664625997165) translate (1.32644444444444cm 1.21884722222222cm)">
        <draw:text-box>
          <text:p text:style-name="P129"><text:span text:style-name="T186">Série 2</text:span></text:p>
        </draw:text-box>
      </draw:frame>
      <draw:frame text:anchor-type="page" text:anchor-page-number="1" draw:z-index="277" draw:name="Shape8_0" draw:style-name="gr17" draw:text-style-name="P133" svg:width="2.703cm" svg:height="0.715cm" draw:transform="rotate (0.0872664625997165) translate (1.32644444444444cm 1.21884722222222cm)">
        <draw:text-box>
          <text:p text:style-name="P129"><text:span text:style-name="T186">Série 2</text:span></text:p>
        </draw:text-box>
      </draw:frame>
      <draw:path text:anchor-type="page" text:anchor-page-number="1" draw:z-index="276" draw:name="Shape1" draw:style-name="gr18" draw:text-style-name="P130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1251507919" text:style-name="_5f_Numérotation_20_des_20_exercices">
              <text:list-item>
                <text:h text:style-name="P121" text:outline-level="1"><draw:frame text:anchor-type="paragraph" draw:z-index="284" draw:name="Forme2_0" draw:style-name="gr12" draw:text-style-name="P139" svg:width="0.359cm" svg:height="0.496cm" svg:x="4.344cm" svg:y="1.065cm"><draw:text-box><text:p text:style-name="P136"><text:span text:style-name="T188">1</text:span></text:p></draw:text-box></draw:frame><draw:frame text:anchor-type="paragraph" draw:z-index="293" draw:name="Forme2_7" draw:style-name="gr12" draw:text-style-name="P139" svg:width="0.359cm" svg:height="0.496cm" svg:x="3.824cm" svg:y="1.023cm"><draw:text-box><text:p text:style-name="P136"><text:span text:style-name="T188">3</text:span></text:p></draw:text-box></draw:frame><text:span text:style-name="_5f_Caractères">Calcule les produits suivants (il est recomman­dé de poser les retenues ).</text:span></text:h>
              </text:list-item>
            </text:list>
            <text:section text:style-name="Sect3" text:name="Section1">
              <text:list xml:id="list102731943915705" text:continue-numbering="true" text:style-name="_5f_Numérotation_20_des_20_exercices">
                <text:list-item>
                  <text:list>
                    <text:list-item>
                      <text:h text:style-name="P128" text:outline-level="1"><text:span text:style-name="_5f_Caractères">4 3</text:span></text:h>
                    </text:list-item>
                  </text:list>
                </text:list-item>
              </text:list>
              <text:h text:style-name="P82" text:outline-level="1"><text:span text:style-name="_5f_Caractères">× <text:s text:c="4"/>7</text:span></text:h>
              <text:p text:style-name="_5f_Paragraphe_5f_Réponse_5f_Pointillés_5f_Grisés_5f_avec_5f_bordure_5f_supérieure"><text:span text:style-name="_5f_Caractères_5f_correction">3 0 1</text:span></text:p>
              <text:h text:style-name="P82" text:outline-level="1"><text:span text:style-name="_5f_pointillés_20_gris"/></text:h>
              <text:h text:style-name="_5f_Paragraphe" text:outline-level="1"><text:span text:style-name="_5f_pointillés_20_gris"/></text:h>
              <text:list xml:id="list102731716396239" text:continue-numbering="true" text:style-name="_5f_Numérotation_20_des_20_exercices">
                <text:list-item>
                  <text:list>
                    <text:list-item>
                      <text:p text:style-name="P120"><draw:frame text:anchor-type="paragraph" draw:z-index="285" draw:name="Forme2_2" draw:style-name="gr12" draw:text-style-name="P139" svg:width="0.359cm" svg:height="0.496cm" svg:x="0.981cm" svg:y="-0.053cm"><draw:text-box><text:p text:style-name="P136"><text:span text:style-name="T188">1</text:span></text:p></draw:text-box></draw:frame><draw:frame text:anchor-type="paragraph" draw:z-index="286" draw:name="Forme2_3" draw:style-name="gr12" draw:text-style-name="P139" svg:width="0.359cm" svg:height="0.496cm" svg:x="0.691cm" svg:y="-0.053cm"><draw:text-box><text:p text:style-name="P136"><text:span text:style-name="T188">1</text:span></text:p></draw:text-box></draw:frame><text:span text:style-name="_5f_Caractères">4 2 2 1</text:span></text:p>
                    </text:list-item>
                  </text:list>
                </text:list-item>
              </text:list>
              <text:h text:style-name="P82" text:outline-level="1"><text:span text:style-name="_5f_Caractères">× <text:s text:c="11"/>8</text:span></text:h>
              <text:p text:style-name="_5f_Paragraphe_5f_Réponse_5f_Pointillés_5f_Grisés_5f_avec_5f_bordure_5f_supérieure"><text:span text:style-name="_5f_Caractères_5f_correction">3 3 7 6 8</text:span></text:p>
              <text:h text:style-name="P82" text:outline-level="1"><text:span text:style-name="_5f_pointillés_20_gris"/></text:h>
              <text:h text:style-name="P82" text:outline-level="1"><text:span text:style-name="_5f_pointillés_20_gris"/></text:h>
              <text:h text:style-name="P82" text:outline-level="1"><text:span text:style-name="_5f_pointillés_20_gris"/></text:h>
              <text:list xml:id="list102731764904693" text:continue-numbering="true" text:style-name="_5f_Numérotation_20_des_20_exercices">
                <text:list-item>
                  <text:list>
                    <text:list-item>
                      <text:p text:style-name="P120"><text:span text:style-name="_5f_Caractères">5 <text:s/>7 2 1</text:span></text:p>
                    </text:list-item>
                  </text:list>
                </text:list-item>
              </text:list>
              <text:h text:style-name="P82" text:outline-level="1"><text:span text:style-name="_5f_Caractères">× <text:s text:c="11"/>5</text:span></text:h>
              <text:p text:style-name="_5f_Paragraphe_5f_Réponse_5f_Pointillés_5f_Grisés_5f_avec_5f_bordure_5f_supérieure"><text:span text:style-name="_5f_Caractères_5f_correction">2 8 6 0 5</text:span></text:p>
              <text:h text:style-name="P82" text:outline-level="1"><text:span text:style-name="_5f_pointillés_20_gris"/></text:h>
              <text:h text:style-name="P82" text:outline-level="1"><text:span text:style-name="_5f_pointillés_20_gris"/></text:h>
              <text:list xml:id="list102730253302809" text:continue-numbering="true" text:style-name="_5f_Numérotation_20_des_20_exercices">
                <text:list-item>
                  <text:list>
                    <text:list-item>
                      <text:p text:style-name="P120"><text:span text:style-name="_5f_Caractères">4 3 2</text:span></text:p>
                    </text:list-item>
                  </text:list>
                </text:list-item>
              </text:list>
              <text:h text:style-name="P82" text:outline-level="1"><text:span text:style-name="_5f_Caractères">× <text:s text:c="3"/>1 3</text:span></text:h>
              <text:p text:style-name="_5f_Paragraphe_5f_Réponse_5f_Pointillés_5f_Grisés_5f_avec_5f_bordure_5f_supérieure"><draw:frame text:anchor-type="paragraph" draw:z-index="305" draw:name="Forme2_17" draw:style-name="gr12" draw:text-style-name="P139" svg:width="0.359cm" svg:height="0.496cm" svg:x="0.896cm" svg:y="0.019cm"><draw:text-box><text:p text:style-name="P136"><text:span text:style-name="T188">1</text:span></text:p></draw:text-box></draw:frame><text:span text:style-name="_5f_Caractères_5f_correction">1 2 9 6</text:span></text:p>
              <text:h text:style-name="P82" text:outline-level="1"><text:span text:style-name="_5f_Caractères_5f_correction">4 3 2 </text:span><text:span text:style-name="_5f_Caractères">0</text:span></text:h>
              <text:p text:style-name="_5f_Paragraphe_5f_Réponse_5f_Pointillés_5f_Grisés_5f_avec_5f_bordure_5f_supérieure"><text:span text:style-name="_5f_Caractères_5f_correction">5 6 1 6</text:span></text:p>
              <text:p text:style-name="_5f_Paragraphe_5f_Réponse_5f_Pointillés_5f_Grisés_5f_avec_5f_bordure_5f_supérieure"><text:span text:style-name="_5f_Caractères_5f_correction"/></text:p>
              <text:list xml:id="list102730159562393" text:continue-numbering="true" text:style-name="_5f_Numérotation_20_des_20_exercices">
                <text:list-item>
                  <text:list>
                    <text:list-item>
                      <text:p text:style-name="P120"><text:span text:style-name="_5f_Caractères">2 3 2</text:span></text:p>
                    </text:list-item>
                  </text:list>
                </text:list-item>
              </text:list>
              <text:h text:style-name="P82" text:outline-level="1"><text:span text:style-name="_5f_Caractères">× <text:s text:c="3"/>2 1</text:span></text:h>
              <text:p text:style-name="_5f_Paragraphe_5f_Réponse_5f_Pointillés_5f_Grisés_5f_avec_5f_bordure_5f_supérieure"><text:span text:style-name="_5f_Caractères_5f_correction">2 3 2</text:span></text:p>
              <text:h text:style-name="P82" text:outline-level="1"><text:span text:style-name="_5f_Caractères_5f_correction">4 6 4 </text:span><text:span text:style-name="_5f_Caractères"><text:span text:style-name="T180">0</text:span></text:span></text:h>
              <text:p text:style-name="_5f_Paragraphe_5f_Réponse_5f_Pointillés_5f_Grisés_5f_avec_5f_bordure_5f_supérieure"><text:span text:style-name="_5f_Caractères_5f_correction">4 8 7 2</text:span></text:p>
              <text:h text:style-name="P82" text:outline-level="1"><text:span text:style-name="_5f_pointillés_20_gris"/></text:h>
              <text:list xml:id="list102730454908337" text:continue-numbering="true" text:style-name="_5f_Numérotation_20_des_20_exercices">
                <text:list-item>
                  <text:list>
                    <text:list-item>
                      <text:p text:style-name="P120"><draw:frame text:anchor-type="paragraph" draw:z-index="288" draw:name="Forme2_5" draw:style-name="gr12" draw:text-style-name="P137" svg:width="0.359cm" svg:height="0.496cm" svg:x="1.281cm" svg:y="-0.074cm"><draw:text-box><text:p text:style-name="P136"><text:span text:style-name="T187">1</text:span></text:p></draw:text-box></draw:frame><draw:frame text:anchor-type="paragraph" draw:z-index="287" draw:name="Forme2_4" draw:style-name="gr12" draw:text-style-name="P139" svg:width="0.359cm" svg:height="0.496cm" svg:x="0.923cm" svg:y="-0.081cm"><draw:text-box><text:p text:style-name="P136"><text:span text:style-name="T188">1</text:span></text:p></draw:text-box></draw:frame><text:span text:style-name="_5f_Caractères">4 1 2</text:span></text:p>
                    </text:list-item>
                  </text:list>
                </text:list-item>
              </text:list>
              <text:h text:style-name="P82" text:outline-level="1"><text:span text:style-name="_5f_Caractères">× 5 0 9</text:span></text:h>
              <text:p text:style-name="_5f_Paragraphe_5f_Réponse_5f_Pointillés_5f_Grisés_5f_avec_5f_bordure_5f_supérieure"><text:span text:style-name="_5f_Caractères_5f_correction">3 7 0 8</text:span></text:p>
              <text:h text:style-name="P82" text:outline-level="1"><text:span text:style-name="_5f_Caractères_5f_correction">2 0 6 0 </text:span><text:span text:style-name="_5f_Caractères_5f_correction"><text:span text:style-name="T179">0 0</text:span></text:span></text:h>
              <text:p text:style-name="_5f_Paragraphe_5f_Réponse_5f_Pointillés_5f_Grisés_5f_avec_5f_bordure_5f_supérieure"><text:span text:style-name="_5f_Caractères_5f_correction">2 0 9 7 0 8</text:span></text:p>
            </text:section>
            <text:list xml:id="list102730509358639" text:continue-numbering="true" text:style-name="_5f_Numérotation_20_des_20_exercices">
              <text:list-item>
                <text:h text:style-name="P124" text:outline-level="1"><draw:frame text:anchor-type="paragraph" draw:z-index="283" draw:name="Forme2" draw:style-name="gr12" draw:text-style-name="P139" svg:width="0.359cm" svg:height="0.496cm" svg:x="0.423cm" svg:y="-7.415cm"><draw:text-box><text:p text:style-name="P136"><text:span text:style-name="T188">2</text:span></text:p></draw:text-box></draw:frame><text:span text:style-name="_5f_Caractères">Calcule les produits suivants en effectuant des regroupements astucieux.</text:span></text:h>
                <text:list>
                  <text:list-item text:start-value="1">
                    <text:p text:style-name="P114"><text:span text:style-name="_5f_Caractères">5 × 33 × 2 =</text:span><text:span text:style-name="_5f_Caractères_5f_correction"> 33 × 5 × 2 = 33 × 10 = 330</text:span></text:p>
                  </text:list-item>
                  <text:list-item text:start-value="1">
                    <text:p text:style-name="P114"><text:span text:style-name="_5f_Caractères">50 × 33 × 2 × 30 =</text:span><text:span text:style-name="_5f_Caractères_5f_correction"> 990 × 100 = 99 000</text:span></text:p>
                  </text:list-item>
                  <text:list-item>
                    <text:p text:style-name="P114"><text:span text:style-name="_5f_Caractères">4 × 1 725 × 250 × 10 =</text:span><text:span text:style-name="_5f_Caractères_5f_correction"> 1 725 × 10 000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4"><text:span text:style-name="_5f_Caractères_5f_correction">= 17 250 000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14"><text:span text:style-name="_5f_Caractères">19 398 × 22 119 × </text:span><text:span text:style-name="_5f_Caractères_5f_correction">0</text:span><text:span text:style-name="_5f_Caractères"> × 56 = </text:span><text:span text:style-name="_5f_Caractères_5f_correction">0</text:span></text:p>
                  </text:list-item>
                  <text:list-item>
                    <text:p text:style-name="P114"><text:span text:style-name="_5f_Caractères">188 × 8 × 125 =</text:span><text:span text:style-name="_5f_Caractères_5f_correction"> 188 × 1 000 = 188 000</text:span></text:p>
                  </text:list-item>
                  <text:list-item>
                    <text:p text:style-name="P114"><text:span text:style-name="_5f_Caractères">99 × 500 × 2 =</text:span><text:span text:style-name="_5f_Caractères_5f_correction"> 99 × 1 000 = 99 000</text:span></text:p>
                  </text:list-item>
                </text:list>
              </text:list-item>
              <text:list-item>
                <text:h text:style-name="P124" text:outline-level="1"><text:span text:style-name="_5f_Caractères">Dans ce carré, les produits des nombres doivent toujours être égaux sur chaque ligne, chaque colonne et chaque diagonale. Le compléter.</text:span></text:h>
              </text:list-item>
            </text:list>
            <table:table table:name="Table1" table:style-name="Table1">
              <table:table-column table:style-name="Table1.A" table:number-columns-repeated="3"/>
              <table:table-row>
                <table:table-cell table:style-name="Table1.A1" office:value-type="string">
                  <text:h text:style-name="_5f_Tableau_5f_Centré_5f_Gras" text:outline-level="1"><text:span text:style-name="_5f_Caractères_5f_correction"><text:span text:style-name="T182">12</text:span></text:span></text:h>
                </table:table-cell>
                <table:table-cell table:style-name="Table1.B1" office:value-type="string">
                  <text:h text:style-name="_5f_Tableau_5f_Centré_5f_Gras" text:outline-level="1"><text:span text:style-name="_5f_Caractères"><text:span text:style-name="T182">1</text:span></text:span></text:h>
                </table:table-cell>
                <table:table-cell table:style-name="Table1.C1" office:value-type="string">
                  <text:h text:style-name="_5f_Tableau_5f_Centré_5f_Gras" text:outline-level="1"><text:span text:style-name="_5f_Caractères"><text:span text:style-name="T182">18</text:span></text:span></text:h>
                </table:table-cell>
              </table:table-row>
              <table:table-row>
                <table:table-cell table:style-name="Table1.A2" office:value-type="string">
                  <text:h text:style-name="_5f_Tableau_5f_Centré_5f_Gras" text:outline-level="1"><text:span text:style-name="_5f_Caractères_5f_correction"><text:span text:style-name="T182">9</text:span></text:span></text:h>
                </table:table-cell>
                <table:table-cell table:style-name="Table1.A2" office:value-type="string">
                  <text:h text:style-name="_5f_Tableau_5f_Centré" text:outline-level="1"><text:span text:style-name="_5f_Caractères">6</text:span></text:h>
                </table:table-cell>
                <table:table-cell table:style-name="Table1.C2" office:value-type="string">
                  <text:h text:style-name="_5f_Tableau_5f_Centré" text:outline-level="1"><text:span text:style-name="_5f_Caractères">4</text:span></text:h>
                </table:table-cell>
              </table:table-row>
              <table:table-row>
                <table:table-cell table:style-name="Table1.A2" office:value-type="string">
                  <text:h text:style-name="_5f_Tableau_5f_Centré_5f_Gras" text:outline-level="1"><text:span text:style-name="_5f_Caractères_5f_correction"><text:span text:style-name="T182">2</text:span></text:span></text:h>
                </table:table-cell>
                <table:table-cell table:style-name="Table1.A2" office:value-type="string">
                  <text:h text:style-name="_5f_Tableau_5f_Centré" text:outline-level="1"><text:span text:style-name="_5f_Caractères">36</text:span></text:h>
                </table:table-cell>
                <table:table-cell table:style-name="Table1.C2" office:value-type="string">
                  <text:h text:style-name="_5f_Tableau_5f_Centré" text:outline-level="1"><text:span text:style-name="_5f_Caractères_5f_correction">3</text:span></text:h>
                </table:table-cell>
              </table:table-row>
            </table:table>
            <text:list xml:id="list102731306056052" text:continue-numbering="true" text:style-name="_5f_Numérotation_20_des_20_exercices">
              <text:list-item>
                <text:h text:style-name="P124" text:outline-level="1"><text:span text:style-name="_5f_Caractères">Complète avec les nombres 10, 100 ou 1 000 :</text:span></text:h>
                <text:list>
                  <text:list-item>
                    <text:p text:style-name="P118"><text:span text:style-name="_5f_Caractères">5,45 × </text:span><text:span text:style-name="_5f_Caractères_5f_correction">1 000 </text:span><text:span text:style-name="_5f_Caractères">= 5 450</text:span></text:p>
                  </text:list-item>
                  <text:list-item>
                    <text:p text:style-name="P118"><text:span text:style-name="_5f_Caractères">2,98 × </text:span><text:span text:style-name="_5f_Caractères_5f_correction">10 </text:span><text:span text:style-name="_5f_Caractères">= 29,8</text:span></text:p>
                  </text:list-item>
                  <text:list-item>
                    <text:p text:style-name="P118"><text:span text:style-name="_5f_Caractères">2,34 × </text:span><text:span text:style-name="_5f_Caractères_5f_correction">100 </text:span><text:span text:style-name="_5f_Caractères">= 234</text:span></text:p>
                  </text:list-item>
                  <text:list-item>
                    <text:p text:style-name="P118"><text:span text:style-name="_5f_Caractères">0,345 × </text:span><text:span text:style-name="_5f_Caractères_5f_correction">10 </text:span><text:span text:style-name="_5f_Caractères">= 3,45</text:span></text:p>
                  </text:list-item>
                  <text:list-item>
                    <text:p text:style-name="P118"><text:span text:style-name="_5f_Caractères">0,014 × </text:span><text:span text:style-name="_5f_Caractères_5f_correction">100 </text:span><text:span text:style-name="_5f_Caractères">= 1,4</text:span></text:p>
                  </text:list-item>
                  <text:list-item>
                    <text:p text:style-name="P118"><text:span text:style-name="_5f_Caractères">0,32 × </text:span><text:span text:style-name="_5f_Caractères_5f_correction">1 000 </text:span><text:span text:style-name="_5f_Caractères">= 320</text:span></text:p>
                  </text:list-item>
                </text:list>
              </text:list-item>
              <text:list-item>
                <text:h text:style-name="P124" text:outline-level="1"><text:span text:style-name="_5f_Caractères">Complète avec les nombres 0,1 ; 0,01 ; 0,001 ;</text:span><text:span text:style-name="_5f_pointillés_20_gris">...</text:span></text:h>
              </text:list-item>
            </text:list>
            <text:section text:style-name="Sect2" text:name="Section6">
              <text:list xml:id="list102731802785034" text:continue-numbering="true" text:style-name="_5f_Numérotation_20_des_20_exercices">
                <text:list-item>
                  <text:list>
                    <text:list-item>
                      <text:p text:style-name="P118"><text:span text:style-name="_5f_Caractères">3,4 × </text:span><text:span text:style-name="_5f_Caractères_5f_correction">0,01 </text:span><text:span text:style-name="_5f_Caractères">= 0,034</text:span></text:p>
                    </text:list-item>
                    <text:list-item>
                      <text:p text:style-name="P118"><text:span text:style-name="_5f_Caractères">345 × </text:span><text:span text:style-name="_5f_Caractères_5f_correction">0,000</text:span><text:span text:style-name="_5f_Caractères"> </text:span><text:span text:style-name="_5f_Caractères_5f_correction">1 </text:span><text:span text:style-name="_5f_Caractères">= 0,034 5</text:span></text:p>
                    </text:list-item>
                    <text:list-item>
                      <text:p text:style-name="P118"><text:span text:style-name="_5f_Caractères_5f_correction">0,001 </text:span><text:span text:style-name="_5f_Caractères">× 27</text:span><text:span text:style-name="_5f_Caractères_5f_correction"><text:span text:style-name="T183"> </text:span></text:span><text:span text:style-name="_5f_Caractères">= 0,027</text:span></text:p>
                    </text:list-item>
                    <text:list-item>
                      <text:p text:style-name="P118"><text:span text:style-name="_5f_Caractères_5f_correction">0,1</text:span><text:span text:style-name="_5f_Caractères"> × 0,6</text:span><text:span text:style-name="_5f_Caractères_5f_correction"><text:span text:style-name="T183"> </text:span></text:span><text:span text:style-name="_5f_Caractères">= 0,06</text:span></text:p>
                    </text:list-item>
                  </text:list>
                </text:list-item>
              </text:list>
            </text:section>
            <text:list xml:id="list102731563810365" text:continue-numbering="true" text:style-name="_5f_Numérotation_20_des_20_exercices">
              <text:list-item>
                <text:h text:style-name="P124" text:outline-level="1"><text:span text:style-name="_5f_Caractères">Relie chaque produit à son ordre de gran­deur :</text:span></text:h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row>
                <table:table-cell table:style-name="Table2.A1" office:value-type="string">
                  <text:h text:style-name="_5f_Tableau_5f_Centré_5f_Gras" text:outline-level="1"><text:span text:style-name="T182">21</text:span><text:span text:style-name="Character_5f_20_5f_style"><text:span text:style-name="T182"> × </text:span></text:span><text:span text:style-name="T182">1,05</text:span></text:h>
                </table:table-cell>
                <table:table-cell table:style-name="Table2.A1" office:value-type="string">
                  <text:list xml:id="list2420230847" text:style-name="List_20_1">
                    <text:list-item>
                      <text:h text:style-name="P123" text:outline-level="1"><draw:line text:anchor-type="paragraph" draw:z-index="306" draw:name="Forme3" draw:style-name="gr14" draw:text-style-name="P138" svg:x1="0.213cm" svg:y1="0.36cm" svg:x2="2.58cm" svg:y2="1.748cm"><text:p/></draw:line></text:h>
                    </text:list-item>
                  </text:list>
                </table:table-cell>
                <table:table-cell table:style-name="Table2.A1" office:value-type="string">
                  <text:h text:style-name="_5f_Tableau_5f_Centré_5f_Gras" text:outline-level="1"/>
                </table:table-cell>
                <table:table-cell table:style-name="Table2.A1" office:value-type="string">
                  <text:list xml:id="list102731030881378" text:continue-numbering="true" text:style-name="List_20_1">
                    <text:list-item>
                      <text:h text:style-name="P123" text:outline-level="1"/>
                    </text:list-item>
                  </text:list>
                </table:table-cell>
                <table:table-cell table:style-name="Table2.A1" office:value-type="string">
                  <text:h text:style-name="P105" text:outline-level="1">200</text:h>
                </table:table-cell>
              </table:table-row>
              <table:table-row>
                <table:table-cell table:style-name="Table2.A1" office:value-type="string">
                  <text:h text:style-name="_5f_Tableau_5f_Centré_5f_Gras" text:outline-level="1"><text:span text:style-name="T182">0,011</text:span><text:span text:style-name="Character_5f_20_5f_style"><text:span text:style-name="T182"> × </text:span></text:span><text:span text:style-name="T182">20,1</text:span></text:h>
                </table:table-cell>
                <table:table-cell table:style-name="Table2.A1" office:value-type="string">
                  <text:list xml:id="list102731584131908" text:continue-numbering="true" text:style-name="List_20_1">
                    <text:list-item>
                      <text:h text:style-name="P122" text:outline-level="1"><draw:line text:anchor-type="paragraph" draw:z-index="291" draw:name="Forme7" draw:style-name="gr14" draw:text-style-name="P138" svg:x1="0.187cm" svg:y1="0.407cm" svg:x2="2.515cm" svg:y2="2.453cm"><text:p/></draw:line><draw:line text:anchor-type="paragraph" draw:z-index="294" draw:name="Forme4" draw:style-name="gr14" draw:text-style-name="P138" svg:x1="0.187cm" svg:y1="1.037cm" svg:x2="2.515cm" svg:y2="0.298cm"><text:p/></draw:line></text:h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/>
                </table:table-cell>
                <table:table-cell table:style-name="Table2.A1" office:value-type="string">
                  <text:list xml:id="list102730356582131" text:continue-numbering="true" text:style-name="List_20_1">
                    <text:list-item>
                      <text:h text:style-name="P122" text:outline-level="1"/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>2 000</text:h>
                </table:table-cell>
              </table:table-row>
              <table:table-row>
                <table:table-cell table:style-name="Table2.A1" office:value-type="string">
                  <text:h text:style-name="_5f_Tableau_5f_Centré_5f_Gras" text:outline-level="1"><text:span text:style-name="T182">50,4</text:span><text:span text:style-name="Character_5f_20_5f_style"><text:span text:style-name="T182"> × </text:span></text:span><text:span text:style-name="T182">40,2</text:span></text:h>
                </table:table-cell>
                <table:table-cell table:style-name="Table2.A1" office:value-type="string">
                  <text:list xml:id="list102731394534099" text:continue-numbering="true" text:style-name="List_20_1">
                    <text:list-item>
                      <text:h text:style-name="P122" text:outline-level="1"><draw:line text:anchor-type="char" draw:z-index="292" draw:name="Forme8" draw:style-name="gr15" draw:text-style-name="P138" svg:x1="0.161cm" svg:y1="2.48cm" svg:x2="2.516cm" svg:y2="0.326cm"><text:p/></draw:line></text:h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/>
                </table:table-cell>
                <table:table-cell table:style-name="Table2.A1" office:value-type="string">
                  <text:list xml:id="list102731881863580" text:continue-numbering="true" text:style-name="List_20_1">
                    <text:list-item>
                      <text:h text:style-name="P122" text:outline-level="1"/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>20</text:h>
                </table:table-cell>
              </table:table-row>
              <table:table-row>
                <table:table-cell table:style-name="Table2.A1" office:value-type="string">
                  <text:h text:style-name="_5f_Tableau_5f_Centré_5f_Gras" text:outline-level="1"><text:span text:style-name="T182">1,99</text:span><text:span text:style-name="Character_5f_20_5f_style"><text:span text:style-name="T182"> × </text:span></text:span><text:span text:style-name="T182">0,99</text:span></text:h>
                </table:table-cell>
                <table:table-cell table:style-name="Table2.A1" office:value-type="string">
                  <text:list xml:id="list102730971668503" text:continue-numbering="true" text:style-name="List_20_1">
                    <text:list-item>
                      <text:h text:style-name="P122" text:outline-level="1"><draw:line text:anchor-type="paragraph" draw:z-index="289" draw:name="Forme5" draw:style-name="gr14" draw:text-style-name="P138" svg:x1="0.096cm" svg:y1="0.31cm" svg:x2="2.516cm" svg:y2="0.322cm"><text:p/></draw:line></text:h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/>
                </table:table-cell>
                <table:table-cell table:style-name="Table2.A1" office:value-type="string">
                  <text:list xml:id="list102730452274398" text:continue-numbering="true" text:style-name="List_20_1">
                    <text:list-item>
                      <text:h text:style-name="P122" text:outline-level="1"/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>2</text:h>
                </table:table-cell>
              </table:table-row>
              <table:table-row>
                <table:table-cell table:style-name="Table2.A1" office:value-type="string">
                  <text:h text:style-name="_5f_Tableau_5f_Centré_5f_Gras" text:outline-level="1"><text:span text:style-name="T182">19,8</text:span><text:span text:style-name="Character_5f_20_5f_style"><text:span text:style-name="T182"> × </text:span></text:span><text:span text:style-name="T182">0,001 1</text:span></text:h>
                </table:table-cell>
                <table:table-cell table:style-name="Table2.A1" office:value-type="string">
                  <text:list xml:id="list102730314623213" text:continue-numbering="true" text:style-name="List_20_1">
                    <text:list-item>
                      <text:h text:style-name="P122" text:outline-level="1"><draw:line text:anchor-type="paragraph" draw:z-index="290" draw:name="Forme6" draw:style-name="gr14" draw:text-style-name="P138" svg:x1="0.069cm" svg:y1="0.321cm" svg:x2="2.584cm" svg:y2="1.085cm"><text:p/></draw:line></text:h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/>
                </table:table-cell>
                <table:table-cell table:style-name="Table2.A1" office:value-type="string">
                  <text:list xml:id="list102731934811040" text:continue-numbering="true" text:style-name="List_20_1">
                    <text:list-item>
                      <text:h text:style-name="P122" text:outline-level="1"/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>0,2</text:h>
                </table:table-cell>
              </table:table-row>
              <table:table-row>
                <table:table-cell table:style-name="Table2.A1" office:value-type="string">
                  <text:h text:style-name="_5f_Tableau_5f_Centré_5f_Gras" text:outline-level="1"><text:span text:style-name="T182">2,1</text:span><text:span text:style-name="Character_5f_20_5f_style"><text:span text:style-name="T182"> × </text:span></text:span><text:span text:style-name="T182">9,8</text:span></text:h>
                </table:table-cell>
                <table:table-cell table:style-name="Table2.A1" office:value-type="string">
                  <text:list xml:id="list102731960771237" text:continue-numbering="true" text:style-name="List_20_1">
                    <text:list-item>
                      <text:h text:style-name="P122" text:outline-level="1"/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/>
                </table:table-cell>
                <table:table-cell table:style-name="Table2.A1" office:value-type="string">
                  <text:list xml:id="list102731586409544" text:continue-numbering="true" text:style-name="List_20_1">
                    <text:list-item>
                      <text:h text:style-name="P122" text:outline-level="1"/>
                    </text:list-item>
                  </text:list>
                </table:table-cell>
                <table:table-cell table:style-name="Table2.A1" office:value-type="string">
                  <text:h text:style-name="_5f_Tableau_5f_Centré" text:outline-level="1">0,02</text:h>
                </table:table-cell>
              </table:table-row>
            </table:table>
            <text:list xml:id="list102730902980221" text:continue-list="list102731563810365" text:style-name="_5f_Numérotation_20_des_20_exercices">
              <text:list-item>
                <text:h text:style-name="P124" text:outline-level="1"><text:span text:style-name="_5f_Caractères">Place correctement la virgule dans les pro­duits suivants (en ajoutant éventuellement un ou des zéros à gauche du résultat) :</text:span></text:h>
                <text:list>
                  <text:list-item>
                    <text:p text:style-name="P118"><text:span text:style-name="_5f_Caractères">12,7 × 2,4</text:span><text:span text:style-name="_5f_Caractères_5f_correction"><text:span text:style-name="T183"> </text:span></text:span><text:span text:style-name="_5f_Caractères">= </text:span><text:span text:style-name="_5f_Caractères_5f_correction">30,48</text:span></text:p>
                  </text:list-item>
                  <text:list-item>
                    <text:p text:style-name="P118"><text:span text:style-name="_5f_Caractères">0,14 × 5,9</text:span><text:span text:style-name="_5f_Caractères_5f_correction"><text:span text:style-name="T183"> </text:span></text:span><text:span text:style-name="_5f_Caractères">= </text:span><text:span text:style-name="_5f_Caractères_5f_correction">0,826</text:span></text:p>
                  </text:list-item>
                  <text:list-item>
                    <text:p text:style-name="P118"><text:span text:style-name="_5f_Caractères">25,4 × 1,05</text:span><text:span text:style-name="_5f_Caractères_5f_correction"><text:span text:style-name="T183"> </text:span></text:span><text:span text:style-name="_5f_Caractères">= </text:span><text:span text:style-name="_5f_Caractères_5f_correction">26,67</text:span><text:span text:style-name="_5f_Caractères_5f_correction"><text:span text:style-name="T179">0</text:span></text:span></text:p>
                  </text:list-item>
                  <text:list-item>
                    <text:p text:style-name="P118"><text:span text:style-name="_5f_Caractères">0,007 × 573,2</text:span><text:span text:style-name="_5f_Caractères_5f_correction"><text:span text:style-name="T183"> </text:span></text:span><text:span text:style-name="_5f_Caractères">= </text:span><text:span text:style-name="_5f_Caractères_5f_correction">4,012 4</text:span></text:p>
                  </text:list-item>
                  <text:list-item>
                    <text:p text:style-name="P118"><text:span text:style-name="_5f_Caractères">0,245 × 0,125</text:span><text:span text:style-name="_5f_Caractères_5f_correction"><text:span text:style-name="T183"> </text:span></text:span><text:span text:style-name="_5f_Caractères">= </text:span><text:span text:style-name="_5f_Caractères_5f_correction">0,030 625</text:span></text:p>
                  </text:list-item>
                </text:list>
              </text:list-item>
              <text:list-item>
                <text:h text:style-name="P124" text:outline-level="1"><text:span text:style-name="_5f_Caractères">Sachant que 65 × 132</text:span><text:span text:style-name="_5f_Caractères_5f_correction"><text:span text:style-name="T183"> </text:span></text:span><text:span text:style-name="_5f_Caractères">= 8 580, détermine les résultats des calculs suivants :</text:span></text:h>
              </text:list-item>
            </text:list>
            <text:section text:style-name="Sect2" text:name="Section8">
              <text:list xml:id="list102731907902210" text:continue-numbering="true" text:style-name="_5f_Numérotation_20_des_20_exercices">
                <text:list-item>
                  <text:list>
                    <text:list-item>
                      <text:p text:style-name="P118"><text:span text:style-name="_5f_Caractères">6,5 × 13,2</text:span><text:span text:style-name="_5f_Caractères_5f_correction"><text:span text:style-name="T183"> </text:span></text:span><text:span text:style-name="_5f_Caractères">= </text:span><text:span text:style-name="_5f_Caractères_5f_correction">85,8</text:span><text:span text:style-name="_5f_Caractères_5f_correction"><text:span text:style-name="T184">0</text:span></text:span></text:p>
                    </text:list-item>
                    <text:list-item>
                      <text:p text:style-name="P118"><text:span text:style-name="_5f_Caractères">650 × 132</text:span><text:span text:style-name="_5f_Caractères_5f_correction"><text:span text:style-name="T183"> </text:span></text:span><text:span text:style-name="_5f_Caractères">= </text:span><text:span text:style-name="_5f_Caractères_5f_correction">85 800</text:span></text:p>
                    </text:list-item>
                    <text:list-item>
                      <text:p text:style-name="P118"><text:span text:style-name="_5f_Caractères">0,65 × 0,132</text:span><text:span text:style-name="_5f_Caractères_5f_correction"><text:span text:style-name="T183"> </text:span></text:span><text:span text:style-name="_5f_Caractères">= </text:span><text:span text:style-name="_5f_Caractères_5f_correction">0,085 8</text:span></text:p>
                    </text:list-item>
                    <text:list-item>
                      <text:p text:style-name="P118"><text:span text:style-name="_5f_Caractères">0,065 × 1 320</text:span><text:span text:style-name="_5f_Caractères_5f_correction"><text:span text:style-name="T183"> </text:span></text:span><text:span text:style-name="_5f_Caractères">= </text:span><text:span text:style-name="_5f_Caractères_5f_correction">85,8</text:span></text:p>
                    </text:list-item>
                  </text:list>
                </text:list-item>
              </text:list>
            </text:section>
            <text:list xml:id="list102730273196179" text:continue-numbering="true" text:style-name="_5f_Numérotation_20_des_20_exercices">
              <text:list-item>
                <text:h text:style-name="P124" text:outline-level="1"><text:span text:style-name="_5f_Caractères">Calcule mentalement :</text:span></text:h>
              </text:list-item>
            </text:list>
            <text:section text:style-name="Sect2" text:name="Section2">
              <text:list xml:id="list102730749851756" text:continue-numbering="true" text:style-name="_5f_Numérotation_20_des_20_exercices">
                <text:list-item>
                  <text:list>
                    <text:list-item>
                      <text:p text:style-name="P118"><text:span text:style-name="_5f_Caractères">100 × 0,01</text:span><text:span text:style-name="_5f_Caractères_5f_correction"> </text:span><text:span text:style-name="_5f_Caractères">= </text:span><text:span text:style-name="_5f_Caractères_5f_correction">1</text:span></text:p>
                    </text:list-item>
                    <text:list-item>
                      <text:p text:style-name="P118"><text:span text:style-name="_5f_Caractères">10 × 0,001</text:span><text:span text:style-name="_5f_Caractères_5f_correction"> </text:span><text:span text:style-name="_5f_Caractères">= </text:span><text:span text:style-name="_5f_Caractères_5f_correction">0,01</text:span></text:p>
                    </text:list-item>
                    <text:list-item>
                      <text:p text:style-name="P118"><text:span text:style-name="_5f_Caractères">1 × 0,1</text:span><text:span text:style-name="_5f_Caractères_5f_correction"> </text:span><text:span text:style-name="_5f_Caractères">= </text:span><text:span text:style-name="_5f_Caractères_5f_correction">0,1</text:span></text:p>
                    </text:list-item>
                    <text:list-item>
                      <text:p text:style-name="P118"><text:span text:style-name="_5f_Caractères">1 000 × 0,1</text:span><text:span text:style-name="_5f_Caractères_5f_correction"> </text:span><text:span text:style-name="_5f_Caractères">= </text:span><text:span text:style-name="_5f_Caractères_5f_correction">100</text:span></text:p>
                    </text:list-item>
                  </text:list>
                </text:list-item>
              </text:list>
            </text:section>
            <text:h text:style-name="_5f_Paragraphe" text:outline-level="1"><text:span text:style-name="_5f_Caractères"/></text:h>
            <text:list xml:id="list102731562687550" text:continue-numbering="true" text:style-name="_5f_Numérotation_20_des_20_exercices">
              <text:list-item>
                <text:h text:style-name="P124" text:outline-level="1"><text:soft-page-break/><text:span text:style-name="_5f_Caractères">Calcule en regroupant astucieusement :</text:span></text:h>
                <text:list>
                  <text:list-item>
                    <text:p text:style-name="P115"><text:span text:style-name="_5f_Caractères">A</text:span><text:span text:style-name="_5f_Caractères_5f_correction"><text:span text:style-name="T183"> <text:tab/></text:span></text:span><text:span text:style-name="_5f_Caractères">= 0,9 × 2 × 0,7 × 50</text:span><text:span text:style-name="_5f_Caractères_5f_correction"><text:span text:style-name="T183"> </text:span></text:span><text:span text:style-name="_5f_Caractères">= </text:span><text:span text:style-name="_5f_Caractères_5f_correction">0,9 × 0,7 × 2 × 50 </text:span><text:span text:style-name="_5f_Caractères_5f_correction"><text:span text:style-name="T183"><text:tab/></text:span></text:span><text:span text:style-name="_5f_Caractères">= </text:span><text:span text:style-name="_5f_Caractères_5f_correction">0,63 × 100</text:span></text:p>
                  </text:list-item>
                </text:list>
              </text:list-item>
            </text:list>
            <text:p text:style-name="P117"><text:span text:style-name="_5f_Caractères"><text:tab/>= </text:span><text:span text:style-name="_5f_Caractères_5f_correction">63</text:span></text:p>
            <text:list xml:id="list102731214415201" text:continue-numbering="true" text:style-name="_5f_Numérotation_20_des_20_exercices">
              <text:list-item>
                <text:list>
                  <text:list-item>
                    <text:p text:style-name="P115"><text:span text:style-name="_5f_Caractères">B</text:span><text:span text:style-name="_5f_Caractères_5f_correction"><text:span text:style-name="T183"> <text:tab/></text:span></text:span><text:span text:style-name="_5f_Caractères">= 0,25 × 5,65 × 4</text:span><text:span text:style-name="_5f_Caractères_5f_correction"><text:span text:style-name="T183"> </text:span></text:span><text:span text:style-name="_5f_Caractères">= </text:span><text:span text:style-name="_5f_Caractères_5f_correction">0,25 × 4 × 5,65</text:span></text:p>
                  </text:list-item>
                </text:list>
              </text:list-item>
            </text:list>
            <text:p text:style-name="P117"><text:span text:style-name="_5f_Caractères_5f_correction"><text:span text:style-name="T183"><text:tab/></text:span></text:span><text:span text:style-name="_5f_Caractères">= </text:span><text:span text:style-name="_5f_Caractères_5f_correction">1 × 5,65</text:span></text:p>
            <text:p text:style-name="P117"><text:span text:style-name="_5f_Caractères_5f_correction"><text:span text:style-name="T183"><text:tab/></text:span></text:span><text:span text:style-name="_5f_Caractères">= </text:span><text:span text:style-name="_5f_Caractères_5f_correction">5,65</text:span></text:p>
            <text:list xml:id="list102730615998125" text:continue-numbering="true" text:style-name="_5f_Numérotation_20_des_20_exercices">
              <text:list-item>
                <text:list>
                  <text:list-item>
                    <text:p text:style-name="P115"><text:span text:style-name="_5f_Caractères">C</text:span><text:span text:style-name="_5f_Caractères_5f_correction"><text:span text:style-name="T183"> <text:tab/></text:span></text:span><text:span text:style-name="_5f_Caractères">= 8 × 52 × 12,5</text:span><text:span text:style-name="_5f_Caractères_5f_correction"><text:span text:style-name="T183"> </text:span></text:span><text:span text:style-name="_5f_Caractères">= </text:span><text:span text:style-name="_5f_Caractères_5f_correction">8 × 12,5 × 52</text:span></text:p>
                  </text:list-item>
                </text:list>
              </text:list-item>
            </text:list>
            <text:p text:style-name="P117"><text:span text:style-name="_5f_Caractères_5f_correction"><text:span text:style-name="T183"><text:tab/></text:span></text:span><text:span text:style-name="_5f_Caractères">= </text:span><text:span text:style-name="_5f_Caractères_5f_correction">100 × 52</text:span></text:p>
            <text:p text:style-name="P117"><text:span text:style-name="_5f_Caractères_5f_correction"><text:span text:style-name="T183"><text:tab/></text:span></text:span><text:span text:style-name="_5f_Caractères">= </text:span><text:span text:style-name="_5f_Caractères_5f_correction">5 200</text:span></text:p>
            <text:list xml:id="list102731734116114" text:continue-numbering="true" text:style-name="_5f_Numérotation_20_des_20_exercices">
              <text:list-item>
                <text:list>
                  <text:list-item>
                    <text:p text:style-name="P115"><text:span text:style-name="_5f_Caractères">D</text:span><text:span text:style-name="_5f_Caractères_5f_correction"><text:span text:style-name="T183"><text:tab/></text:span></text:span><text:span text:style-name="_5f_Caractères">= 2,5 × 1,7 × 0,4</text:span><text:span text:style-name="_5f_Caractères_5f_correction"><text:span text:style-name="T183"> </text:span></text:span><text:span text:style-name="_5f_Caractères">= </text:span><text:span text:style-name="_5f_Caractères_5f_correction">2,5 × 0,4 × 1,7</text:span></text:p>
                  </text:list-item>
                </text:list>
              </text:list-item>
            </text:list>
            <text:p text:style-name="P117"><text:span text:style-name="_5f_Caractères_5f_correction"><text:span text:style-name="T183"><text:tab/></text:span></text:span><text:span text:style-name="_5f_Caractères">= </text:span><text:span text:style-name="_5f_Caractères_5f_correction">1 × 1,7</text:span></text:p>
            <text:p text:style-name="P117"><text:span text:style-name="_5f_Caractères_5f_correction"><text:span text:style-name="T183"><text:tab/></text:span></text:span><text:span text:style-name="_5f_Caractères">= </text:span><text:span text:style-name="_5f_Caractères_5f_correction">1,7</text:span></text:p>
            <text:list xml:id="list102731997245317" text:continue-numbering="true" text:style-name="_5f_Numérotation_20_des_20_exercices">
              <text:list-item>
                <text:h text:style-name="P124" text:outline-level="1"><draw:frame text:anchor-type="paragraph" draw:z-index="295" draw:name="Forme2_1" draw:style-name="gr12" draw:text-style-name="P139" svg:width="0.359cm" svg:height="0.496cm" svg:x="1.245cm" svg:y="0.854cm"><draw:text-box><text:p text:style-name="P136"><text:span text:style-name="T188">1</text:span></text:p></draw:text-box></draw:frame><draw:frame text:anchor-type="paragraph" draw:z-index="296" draw:name="Forme2_8" draw:style-name="gr12" draw:text-style-name="P139" svg:width="0.359cm" svg:height="0.496cm" svg:x="4.473cm" svg:y="0.882cm"><draw:text-box><text:p text:style-name="P136"><text:span text:style-name="T188">2</text:span></text:p></draw:text-box></draw:frame><draw:frame text:anchor-type="paragraph" draw:z-index="300" draw:name="Forme2_10" draw:style-name="gr12" draw:text-style-name="P137" svg:width="0.359cm" svg:height="0.496cm" svg:x="8.456cm" svg:y="0.885cm"><draw:text-box><text:p text:style-name="P136"><text:span text:style-name="T187">5</text:span></text:p></draw:text-box></draw:frame><draw:frame text:anchor-type="paragraph" draw:z-index="301" draw:name="Forme2_13" draw:style-name="gr12" draw:text-style-name="P137" svg:width="0.359cm" svg:height="0.496cm" svg:x="7.964cm" svg:y="0.873cm"><draw:text-box><text:p text:style-name="P136"><text:span text:style-name="T187">1</text:span></text:p></draw:text-box></draw:frame><draw:frame text:anchor-type="paragraph" draw:z-index="302" draw:name="Forme2_14" draw:style-name="gr12" draw:text-style-name="P139" svg:width="0.359cm" svg:height="0.496cm" svg:x="8.322cm" svg:y="0.476cm"><draw:text-box><text:p text:style-name="P136"><text:span text:style-name="T188">1</text:span></text:p></draw:text-box></draw:frame><text:span text:style-name="_5f_Caractères">Calcule les produits suivants :</text:span></text:h>
              </text:list-item>
            </text:list>
            <text:section text:style-name="Sect3" text:name="Section10">
              <text:list xml:id="list102731012353294" text:continue-numbering="true" text:style-name="_5f_Numérotation_20_des_20_exercices">
                <text:list-item>
                  <text:list>
                    <text:list-item>
                      <text:p text:style-name="P120"><text:span text:style-name="_5f_Caractères">5 <text:s/>2</text:span></text:p>
                    </text:list-item>
                  </text:list>
                </text:list-item>
              </text:list>
              <text:h text:style-name="P82" text:outline-level="1"><text:span text:style-name="_5f_Caractères">× 0, 8</text:span></text:h>
              <text:p text:style-name="_5f_Paragraphe_5f_Réponse_5f_Pointillés_5f_Grisés_5f_avec_5f_bordure_5f_supérieure"><text:span text:style-name="_5f_Caractères_5f_correction">4 1, 6</text:span></text:p>
              <text:h text:style-name="P82" text:outline-level="1"><draw:frame text:anchor-type="paragraph" draw:z-index="297" draw:name="Forme2_9" draw:style-name="gr12" draw:text-style-name="P139" svg:width="0.359cm" svg:height="0.496cm" svg:x="1.178cm" svg:y="0.46cm"><draw:text-box><text:p text:style-name="P136"><text:span text:style-name="T188">6</text:span></text:p></draw:text-box></draw:frame><text:span text:style-name="_5f_pointillés_20_gris"/></text:h>
              <text:list xml:id="list102730817935320" text:continue-numbering="true" text:style-name="_5f_Numérotation_20_des_20_exercices">
                <text:list-item>
                  <text:list>
                    <text:list-item>
                      <text:p text:style-name="P120"><text:span text:style-name="_5f_Caractères">1, 7</text:span></text:p>
                    </text:list-item>
                  </text:list>
                </text:list-item>
              </text:list>
              <text:h text:style-name="P82" text:outline-level="1"><text:span text:style-name="_5f_Caractères">× 0, 0 9</text:span></text:h>
              <text:p text:style-name="_5f_Paragraphe_5f_Réponse_5f_Pointillés_5f_Grisés_5f_avec_5f_bordure_5f_supérieure"><text:span text:style-name="_5f_Caractères_5f_correction">0, 1 5 3</text:span></text:p>
              <text:h text:style-name="P82" text:outline-level="1"><text:span text:style-name="_5f_pointillés_20_gris"/></text:h>
              <text:h text:style-name="P82" text:outline-level="1"><text:span text:style-name="_5f_pointillés_20_gris"/></text:h>
              <text:h text:style-name="P82" text:outline-level="1"><text:span text:style-name="_5f_pointillés_20_gris"/></text:h>
              <text:h text:style-name="P82" text:outline-level="1"><text:span text:style-name="_5f_pointillés_20_gris"/></text:h>
              <text:h text:style-name="P82" text:outline-level="1"><text:span text:style-name="_5f_pointillés_20_gris"/></text:h>
              <text:list xml:id="list102730433878507" text:continue-numbering="true" text:style-name="_5f_Numérotation_20_des_20_exercices">
                <text:list-item>
                  <text:list>
                    <text:list-item>
                      <text:p text:style-name="P120"><text:span text:style-name="_5f_Caractères">0, 4 1</text:span></text:p>
                    </text:list-item>
                  </text:list>
                </text:list-item>
              </text:list>
              <text:h text:style-name="P82" text:outline-level="1"><text:span text:style-name="_5f_Caractères">× <text:s text:c="8"/>5</text:span></text:h>
              <text:p text:style-name="_5f_Paragraphe_5f_Réponse_5f_Pointillés_5f_Grisés_5f_avec_5f_bordure_5f_supérieure"><text:span text:style-name="_5f_Caractères_5f_correction">2, 0 5</text:span></text:p>
              <text:h text:style-name="P82" text:outline-level="1"><draw:frame text:anchor-type="paragraph" draw:z-index="299" draw:name="Forme2_12" draw:style-name="gr12" draw:text-style-name="P139" svg:width="0.359cm" svg:height="0.496cm" svg:x="1.051cm" svg:y="0.316cm"><draw:text-box><text:p text:style-name="P136"><text:span text:style-name="T188">2</text:span></text:p></draw:text-box></draw:frame><text:span text:style-name="_5f_Caractères_5f_correction"/></text:h>
              <text:list xml:id="list102730336167001" text:continue-numbering="true" text:style-name="_5f_Numérotation_20_des_20_exercices">
                <text:list-item>
                  <text:list>
                    <text:list-item>
                      <text:p text:style-name="P120"><draw:frame text:anchor-type="paragraph" draw:z-index="298" draw:name="Forme2_11" draw:style-name="gr12" draw:text-style-name="P137" svg:width="0.359cm" svg:height="0.496cm" svg:x="1.166cm" svg:y="-0.012cm"><draw:text-box><text:p text:style-name="P136"><text:span text:style-name="T187">1</text:span></text:p></draw:text-box></draw:frame><text:span text:style-name="_5f_Caractères">1, 3</text:span></text:p>
                    </text:list-item>
                  </text:list>
                </text:list-item>
              </text:list>
              <text:h text:style-name="P82" text:outline-level="1"><text:span text:style-name="_5f_Caractères">× 7, 5</text:span></text:h>
              <text:p text:style-name="_5f_Paragraphe_5f_Réponse_5f_Pointillés_5f_Grisés_5f_avec_5f_bordure_5f_supérieure"><text:span text:style-name="_5f_Caractères_5f_correction">6 5</text:span></text:p>
              <text:h text:style-name="P82" text:outline-level="1"><text:span text:style-name="_5f_Caractères_5f_correction">9 1 </text:span><text:span text:style-name="_5f_Caractères_5f_correction"><text:span text:style-name="T179">0</text:span></text:span></text:h>
              <text:p text:style-name="_5f_Paragraphe_5f_Réponse_5f_Pointillés_5f_Grisés_5f_avec_5f_bordure_5f_supérieure"><text:span text:style-name="_5f_Caractères_5f_correction">9, 7 5</text:span></text:p>
              <text:h text:style-name="P82" text:outline-level="1"><text:span text:style-name="_5f_Caractères_5f_correction"/></text:h>
              <text:h text:style-name="P82" text:outline-level="1"><text:span text:style-name="_5f_pointillés_20_gris"/></text:h>
              <text:h text:style-name="P82" text:outline-level="1"><text:span text:style-name="_5f_pointillés_20_gris"/></text:h>
              <text:list xml:id="list102730949347735" text:continue-numbering="true" text:style-name="_5f_Numérotation_20_des_20_exercices">
                <text:list-item>
                  <text:list>
                    <text:list-item>
                      <text:p text:style-name="P120"><text:span text:style-name="_5f_Caractères">0, 1 7</text:span></text:p>
                    </text:list-item>
                  </text:list>
                </text:list-item>
              </text:list>
              <text:h text:style-name="P82" text:outline-level="1"><text:span text:style-name="_5f_Caractères">× <text:s text:c="2"/>2, 8</text:span></text:h>
              <text:p text:style-name="_5f_Paragraphe_5f_Réponse_5f_Pointillés_5f_Grisés_5f_avec_5f_bordure_5f_supérieure"><text:span text:style-name="_5f_Caractères_5f_correction">1 3 6</text:span></text:p>
              <text:h text:style-name="P82" text:outline-level="1"><text:span text:style-name="_5f_Caractères_5f_correction">3 4 </text:span><text:span text:style-name="_5f_Caractères_5f_correction"><text:span text:style-name="T179">0</text:span></text:span></text:h>
              <text:p text:style-name="_5f_Paragraphe_5f_Réponse_5f_Pointillés_5f_Grisés_5f_avec_5f_bordure_5f_supérieure"><text:span text:style-name="_5f_Caractères_5f_correction">0, 4 7 6</text:span></text:p>
              <text:h text:style-name="P82" text:outline-level="1"><text:span text:style-name="_5f_pointillés_20_gris"/></text:h>
              <text:list xml:id="list102730814390912" text:continue-numbering="true" text:style-name="_5f_Numérotation_20_des_20_exercices">
                <text:list-item>
                  <text:list>
                    <text:list-item>
                      <text:h text:style-name="P128" text:outline-level="1"><text:span text:style-name="_5f_Caractères">1 0, 5</text:span></text:h>
                    </text:list-item>
                  </text:list>
                </text:list-item>
              </text:list>
              <text:h text:style-name="P82" text:outline-level="1"><text:span text:style-name="_5f_Caractères">× <text:s text:c="2"/>3 2, 1</text:span></text:h>
              <text:p text:style-name="_5f_Paragraphe_5f_Réponse_5f_Pointillés_5f_Grisés_5f_avec_5f_bordure_5f_supérieure"><text:span text:style-name="_5f_Caractères_5f_correction">1 0 5</text:span></text:p>
              <text:h text:style-name="P82" text:outline-level="1"><text:span text:style-name="_5f_Caractères_5f_correction">2 1 0 </text:span><text:span text:style-name="_5f_Caractères_5f_correction"><text:span text:style-name="T179">0</text:span></text:span></text:h>
              <text:h text:style-name="P82" text:outline-level="1"><text:span text:style-name="_5f_Caractères_5f_correction">3 1 5 </text:span><text:span text:style-name="_5f_Caractères_5f_correction"><text:span text:style-name="T179">0 0</text:span></text:span></text:h>
              <text:p text:style-name="_5f_Paragraphe_5f_Réponse_5f_Pointillés_5f_Grisés_5f_avec_5f_bordure_5f_supérieure"><text:span text:style-name="_5f_Caractères_5f_correction">3 3 7, 0 5</text:span></text:p>
            </text:section>
            <text:list xml:id="list102730852926798" text:continue-numbering="true" text:style-name="_5f_Numérotation_20_des_20_exercices">
              <text:list-item>
                <text:h text:style-name="P125" text:outline-level="1"><text:span text:style-name="_5f_Caractères">Sans poser l’opération ni utiliser de calcula­trice, entoure le résultat juste :</text:span></text:h>
              </text:list-item>
            </text:list>
            <table:table table:name="Tableau1" table:style-name="Tableau1">
              <table:table-column table:style-name="Tableau1.A"/>
              <table:table-column table:style-name="Tableau1.B"/>
              <table:table-column table:style-name="Tableau1.C" table:number-columns-repeated="2"/>
              <table:table-column table:style-name="Tableau1.E"/>
              <table:table-header-rows>
                <table:table-row table:style-name="Tableau1.1">
                  <table:table-cell table:style-name="Tableau1.A1" office:value-type="string">
                    <text:h text:style-name="P106" text:outline-level="1">Réponse</text:h>
                  </table:table-cell>
                  <table:table-cell table:style-name="Tableau1.B1" office:value-type="string">
                    <text:h text:style-name="P108" text:outline-level="1">A</text:h>
                  </table:table-cell>
                  <table:table-cell table:style-name="Tableau1.C1" office:value-type="string">
                    <text:h text:style-name="P108" text:outline-level="1">B</text:h>
                  </table:table-cell>
                  <table:table-cell table:style-name="Tableau1.D1" office:value-type="string">
                    <text:h text:style-name="P108" text:outline-level="1">C</text:h>
                  </table:table-cell>
                  <table:table-cell table:style-name="Tableau1.E1" office:value-type="string">
                    <text:h text:style-name="P108" text:outline-level="1">D</text:h>
                  </table:table-cell>
                </table:table-row>
              </table:table-header-rows>
              <table:table-row table:style-name="Tableau1.1">
                <table:table-cell table:style-name="Tableau1.A2" office:value-type="string">
                  <text:h text:style-name="P108" text:outline-level="1"><text:span text:style-name="T182">10,3 </text:span><text:span text:style-name="Character_5f_20_5f_style"><text:span text:style-name="T182">× </text:span></text:span><text:span text:style-name="T182">7,5</text:span></text:h>
                </table:table-cell>
                <table:table-cell table:style-name="Tableau1.B2" office:value-type="string">
                  <text:h text:style-name="P107" text:outline-level="1">77,29</text:h>
                </table:table-cell>
                <table:table-cell table:style-name="Tableau1.C2" office:value-type="string">
                  <text:h text:style-name="P107" text:outline-level="1">68,412</text:h>
                </table:table-cell>
                <table:table-cell table:style-name="Tableau1.D2" office:value-type="string">
                  <text:h text:style-name="P107" text:outline-level="1"><draw:custom-shape text:anchor-type="paragraph" draw:z-index="345" draw:name="Forme9_0" draw:style-name="gr8" draw:text-style-name="P132" svg:width="1.218cm" svg:height="0.53cm" svg:x="0.226cm" svg:y="0.0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77,25</text:h>
                </table:table-cell>
                <table:table-cell table:style-name="Tableau1.E2" office:value-type="string">
                  <text:h text:style-name="P107" text:outline-level="1">7,25</text:h>
                </table:table-cell>
              </table:table-row>
              <table:table-row table:style-name="Tableau1.1">
                <table:table-cell table:style-name="Tableau1.A2" office:value-type="string">
                  <text:h text:style-name="P108" text:outline-level="1"><draw:custom-shape text:anchor-type="paragraph" draw:z-index="348" draw:name="Forme9_7" draw:style-name="gr6" draw:text-style-name="P132" svg:width="1.507cm" svg:height="0.662cm" svg:x="6.027cm" svg:y="0.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82">11,6 </text:span><text:span text:style-name="Character_5f_20_5f_style"><text:span text:style-name="T182">× </text:span></text:span><text:span text:style-name="T182">29,8</text:span></text:h>
                </table:table-cell>
                <table:table-cell table:style-name="Tableau1.B3" office:value-type="float" office:value="354.578">
                  <text:h text:style-name="P107" text:outline-level="1">354,578</text:h>
                </table:table-cell>
                <table:table-cell table:style-name="Tableau1.C3" office:value-type="float" office:value="321.12">
                  <text:h text:style-name="P107" text:outline-level="1">321,12</text:h>
                </table:table-cell>
                <table:table-cell table:style-name="Tableau1.D3" office:value-type="float" office:value="512.88">
                  <text:h text:style-name="P107" text:outline-level="1"><draw:custom-shape text:anchor-type="paragraph" draw:z-index="347" draw:name="Forme9_6" draw:style-name="gr7" draw:text-style-name="P132" svg:width="1.507cm" svg:height="0.648cm" svg:x="1.669cm" svg:y="0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512,88</text:h>
                </table:table-cell>
                <table:table-cell table:style-name="Tableau1.E3" office:value-type="float" office:value="345.68">
                  <text:h text:style-name="P107" text:outline-level="1">345,68</text:h>
                </table:table-cell>
              </table:table-row>
              <table:table-row table:style-name="Tableau1.1">
                <table:table-cell table:style-name="Tableau1.A2" office:value-type="string">
                  <text:h text:style-name="P108" text:outline-level="1"><text:span text:style-name="T182">346 </text:span><text:span text:style-name="Character_5f_20_5f_style"><text:span text:style-name="T182">× </text:span></text:span><text:span text:style-name="T182">0,97</text:span></text:h>
                </table:table-cell>
                <table:table-cell table:style-name="Tableau1.B4" office:value-type="string">
                  <text:h text:style-name="P107" text:outline-level="1">3 263,62</text:h>
                </table:table-cell>
                <table:table-cell table:style-name="Tableau1.C4" office:value-type="float" office:value="36.62">
                  <text:h text:style-name="P107" text:outline-level="1">36,62</text:h>
                </table:table-cell>
                <table:table-cell table:style-name="Tableau1.D4" office:value-type="float" office:value="335.62">
                  <text:h text:style-name="P107" text:outline-level="1">335,62</text:h>
                </table:table-cell>
                <table:table-cell table:style-name="Tableau1.E4" office:value-type="float" office:value="348.62">
                  <text:h text:style-name="P107" text:outline-level="1">348,62</text:h>
                </table:table-cell>
              </table:table-row>
              <table:table-row table:style-name="Tableau1.1">
                <table:table-cell table:style-name="Tableau1.A2" office:value-type="string">
                  <text:h text:style-name="P108" text:outline-level="1"><text:span text:style-name="T182">1,03 </text:span><text:span text:style-name="Character_5f_20_5f_style"><text:span text:style-name="T182">× </text:span></text:span><text:span text:style-name="T182">698,4</text:span></text:h>
                </table:table-cell>
                <table:table-cell table:style-name="Tableau1.B5" office:value-type="string">
                  <text:h text:style-name="P107" text:outline-level="1">7 233,352</text:h>
                </table:table-cell>
                <table:table-cell table:style-name="Tableau1.C5" office:value-type="string">
                  <text:h text:style-name="P107" text:outline-level="1"><draw:custom-shape text:anchor-type="paragraph" draw:z-index="349" draw:name="Forme9_8" draw:style-name="gr5" draw:text-style-name="P131" svg:width="1.444cm" svg:height="0.615cm" svg:x="0.037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719,352</text:h>
                </table:table-cell>
                <table:table-cell table:style-name="Tableau1.D5" office:value-type="string">
                  <text:h text:style-name="P107" text:outline-level="1">687,352</text:h>
                </table:table-cell>
                <table:table-cell table:style-name="Tableau1.E5" office:value-type="string">
                  <text:h text:style-name="P107" text:outline-level="1">68,352</text:h>
                </table:table-cell>
              </table:table-row>
              <table:table-row table:style-name="Tableau1.1">
                <table:table-cell table:style-name="Tableau1.A2" office:value-type="string">
                  <text:h text:style-name="P108" text:outline-level="1"><text:span text:style-name="T182">2,5 </text:span><text:span text:style-name="Character_5f_20_5f_style"><text:span text:style-name="T182">× </text:span></text:span><text:span text:style-name="T182">4,4</text:span></text:h>
                </table:table-cell>
                <table:table-cell table:style-name="Tableau1.B6" office:value-type="string">
                  <text:h text:style-name="P107" text:outline-level="1">8,444</text:h>
                </table:table-cell>
                <table:table-cell table:style-name="Tableau1.C6" office:value-type="string">
                  <text:h text:style-name="P107" text:outline-level="1"><draw:custom-shape text:anchor-type="paragraph" draw:z-index="346" draw:name="Forme9_5" draw:style-name="gr8" draw:text-style-name="P132" svg:width="1.218cm" svg:height="0.53cm" svg:x="0.199cm" svg:y="0.0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11</text:h>
                </table:table-cell>
                <table:table-cell table:style-name="Tableau1.D6" office:value-type="string">
                  <text:h text:style-name="P107" text:outline-level="1">33,5</text:h>
                </table:table-cell>
                <table:table-cell table:style-name="Tableau1.E6" office:value-type="string">
                  <text:h text:style-name="P107" text:outline-level="1">2,2</text:h>
                </table:table-cell>
              </table:table-row>
            </table:table>
            <text:list xml:id="list102731366942414" text:continue-numbering="true" text:style-name="_5f_Numérotation_20_des_20_exercices">
              <text:list-header>
                <text:h text:style-name="P124" text:outline-level="1"><text:span text:style-name="_5f_Caractères"/></text:h>
              </text:list-header>
              <text:list-item>
                <text:h text:style-name="P126" text:outline-level="1"><text:span text:style-name="_5f_Caractères">Pose et effectue les multiplications suivantes :</text:span></text:h>
              </text:list-item>
            </text:list>
            <text:section text:style-name="Sect4" text:name="Section14">
              <text:list xml:id="list102730902125127" text:continue-numbering="true" text:style-name="_5f_Numérotation_20_des_20_exercices">
                <text:list-item>
                  <text:list>
                    <text:list-item>
                      <text:p text:style-name="P118"><text:span text:style-name="_5f_Caractères">2,05 × 4,15</text:span><text:span text:style-name="_5f_Caractères_5f_correction"><text:span text:style-name="T183"> </text:span></text:span><text:span text:style-name="_5f_Caractères">= </text:span><text:span text:style-name="_5f_Caractères_5f_correction">8,507 5</text:span></text:p>
                    </text:list-item>
                    <text:list-item>
                      <text:p text:style-name="P118"><text:span text:style-name="_5f_Caractères">4,78 × 8,7</text:span><text:span text:style-name="_5f_Caractères_5f_correction"><text:span text:style-name="T183"> </text:span></text:span><text:span text:style-name="_5f_Caractères">= </text:span><text:span text:style-name="_5f_Caractères_5f_correction">41,586</text:span></text:p>
                    </text:list-item>
                    <text:list-item>
                      <text:p text:style-name="P118"><text:span text:style-name="_5f_Caractères">6,2 × 5,97 = </text:span><text:span text:style-name="_5f_Caractères_5f_correction">37,014</text:span></text:p>
                    </text:list-item>
                    <text:list-item>
                      <text:p text:style-name="P118"><text:span text:style-name="_5f_Caractères">7,65 × 1,32</text:span><text:span text:style-name="_5f_Caractères_5f_correction"><text:span text:style-name="T183"> </text:span></text:span><text:span text:style-name="_5f_Caractères">= </text:span><text:span text:style-name="_5f_Caractères_5f_correction">10,098</text:span></text:p>
                    </text:list-item>
                  </text:list>
                </text:list-item>
              </text:list>
            </text:section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list xml:id="list102732253440113" text:continue-list="list102730902125127" text:style-name="_5f_Numérotation_20_des_20_exercices">
                    <text:list-item>
                      <text:list>
                        <text:list-item text:start-value="1">
                          <text:p text:style-name="_5f_Paragraphe_5f_avec_5f_Num_5f_Question"><draw:frame text:anchor-type="paragraph" draw:z-index="315" draw:name="Forme2_18" draw:style-name="gr12" draw:text-style-name="P137" svg:width="0.359cm" svg:height="0.496cm" svg:x="3.545cm" svg:y="0.37cm"><draw:text-box><text:p text:style-name="P136"><text:span text:style-name="T187">2</text:span></text:p></draw:text-box></draw:frame><text:span text:style-name="_5f_pointillés_20_gris"/></text:p>
                        </text:list-item>
                      </text:list>
                    </text:list-item>
                  </text:list>
                  <text:h text:style-name="P84" text:outline-level="1"><draw:frame text:anchor-type="paragraph" draw:z-index="314" draw:name="Forme2_6" draw:style-name="gr12" draw:text-style-name="P137" svg:width="0.359cm" svg:height="0.496cm" svg:x="3.669cm" svg:y="-0.136cm"><draw:text-box><text:p text:style-name="P136"><text:span text:style-name="T187">2</text:span></text:p></draw:text-box></draw:frame><text:span text:style-name="Character_5f_20_5f_style"><text:span text:style-name="T182">2, 0 5</text:span></text:span></text:h>
                  <text:h text:style-name="P84" text:outline-level="1"><text:span text:style-name="Character_5f_20_5f_style"><text:span text:style-name="T182">× <text:s text:c="2"/>4, 1 5</text:span></text:span></text:h>
                  <text:p text:style-name="_5f_Paragraphe_5f_Réponse_5f_Pointillés_5f_Grisés_5f_avec_5f_bordure_5f_supérieure"><text:span text:style-name="_5f_Caractères_5f_correction">1 0 2 5</text:span></text:p>
                  <text:h text:style-name="P84" text:outline-level="1"><text:span text:style-name="_5f_Caractères_5f_correction"><text:span text:style-name="T182">2 0 5 </text:span></text:span><text:span text:style-name="_5f_Caractères_5f_correction"><text:span text:style-name="T181">0</text:span></text:span></text:h>
                  <text:h text:style-name="P84" text:outline-level="1"><text:span text:style-name="_5f_Caractères_5f_correction"><text:span text:style-name="T182">8 2 0 </text:span></text:span><text:span text:style-name="_5f_Caractères_5f_correction"><text:span text:style-name="T181">0 0</text:span></text:span></text:h>
                  <text:p text:style-name="_5f_Paragraphe_5f_Réponse_5f_Pointillés_5f_Grisés_5f_avec_5f_bordure_5f_supérieure"><text:span text:style-name="_5f_Caractères_5f_correction">8, 5 0 7 5</text:span></text:p>
                </table:table-cell>
                <table:table-cell table:style-name="Table3.B1" office:value-type="string">
                  <text:list xml:id="list102730396513029" text:continue-numbering="true" text:style-name="_5f_Numérotation_20_des_20_exercices">
                    <text:list-item>
                      <text:list>
                        <text:list-item>
                          <text:p text:style-name="_5f_Paragraphe_5f_avec_5f_Num_5f_Question"><draw:frame text:anchor-type="paragraph" draw:z-index="303" draw:name="Forme2_15" draw:style-name="gr12" draw:text-style-name="P137" svg:width="0.359cm" svg:height="0.496cm" svg:x="3.651cm" svg:y="0.577cm"><draw:text-box><text:p text:style-name="P136"><text:span text:style-name="T187">5</text:span></text:p></draw:text-box></draw:frame><draw:frame text:anchor-type="paragraph" draw:z-index="317" draw:name="Forme2_20" draw:style-name="gr12" draw:text-style-name="P137" svg:width="0.359cm" svg:height="0.496cm" svg:x="3.526cm" svg:y="0.34cm"><draw:text-box><text:p text:style-name="P136"><text:span text:style-name="T187">6</text:span></text:p></draw:text-box></draw:frame><draw:frame text:anchor-type="paragraph" draw:z-index="318" draw:name="Forme2_21" draw:style-name="gr12" draw:text-style-name="P137" svg:width="0.359cm" svg:height="0.496cm" svg:x="3.014cm" svg:y="0.34cm"><draw:text-box><text:p text:style-name="P136"><text:span text:style-name="T187">6</text:span></text:p></draw:text-box></draw:frame><text:span text:style-name="_5f_pointillés_20_gris"/></text:p>
                        </text:list-item>
                      </text:list>
                    </text:list-item>
                  </text:list>
                  <text:h text:style-name="P84" text:outline-level="1"><draw:frame text:anchor-type="paragraph" draw:z-index="316" draw:name="Forme2_19" draw:style-name="gr12" draw:text-style-name="P137" svg:width="0.359cm" svg:height="0.496cm" svg:x="3.168cm" svg:y="-0.192cm"><draw:text-box><text:p text:style-name="P136"><text:span text:style-name="T187">5</text:span></text:p></draw:text-box></draw:frame><text:span text:style-name="Character_5f_20_5f_style"><text:span text:style-name="T182">4, 7 8</text:span></text:span></text:h>
                  <text:h text:style-name="P84" text:outline-level="1"><text:span text:style-name="Character_5f_20_5f_style"><text:span text:style-name="T182">× <text:s text:c="4"/>8, 7</text:span></text:span></text:h>
                  <text:p text:style-name="_5f_Paragraphe_5f_Réponse_5f_Pointillés_5f_Grisés_5f_avec_5f_bordure_5f_supérieure"><text:span text:style-name="_5f_Caractères_5f_correction">3 3 4 6</text:span></text:p>
                  <text:h text:style-name="P84" text:outline-level="1"><text:span text:style-name="_5f_Caractères_5f_correction"><text:span text:style-name="T182">3 8 2 4 </text:span></text:span><text:span text:style-name="_5f_Caractères_5f_correction"><text:span text:style-name="T181">0</text:span></text:span></text:h>
                  <text:p text:style-name="_5f_Paragraphe_5f_Réponse_5f_Pointillés_5f_Grisés_5f_avec_5f_bordure_5f_supérieure"><text:span text:style-name="_5f_Caractères_5f_correction">4 1, 5 8 6</text:span></text:p>
                  <text:h text:style-name="_5f_Tableau_5f_Centré_5f_Gras" text:outline-level="1"><text:span text:style-name="_5f_pointillés_20_gris"><text:span text:style-name="T182"/></text:span></text:h>
                </table:table-cell>
              </table:table-row>
              <table:table-row>
                <table:table-cell table:style-name="Table3.A2" office:value-type="string">
                  <text:list xml:id="list102730336012315" text:continue-numbering="true" text:style-name="_5f_Numérotation_20_des_20_exercices">
                    <text:list-item>
                      <text:list>
                        <text:list-item>
                          <text:p text:style-name="_5f_Paragraphe_5f_avec_5f_Num_5f_Question"><draw:frame text:anchor-type="paragraph" draw:z-index="320" draw:name="Forme2_23" draw:style-name="gr12" draw:text-style-name="P137" svg:width="0.359cm" svg:height="0.496cm" svg:x="3.556cm" svg:y="0.353cm"><draw:text-box><text:p text:style-name="P136"><text:span text:style-name="T187">4</text:span></text:p></draw:text-box></draw:frame><draw:frame text:anchor-type="paragraph" draw:z-index="321" draw:name="Forme2_24" draw:style-name="gr12" draw:text-style-name="P137" svg:width="0.359cm" svg:height="0.496cm" svg:x="2.976cm" svg:y="0.362cm"><draw:text-box><text:p text:style-name="P136"><text:span text:style-name="T187">5</text:span></text:p></draw:text-box></draw:frame><text:span text:style-name="_5f_pointillés_20_gris"/></text:p>
                        </text:list-item>
                      </text:list>
                    </text:list-item>
                  </text:list>
                  <text:h text:style-name="P84" text:outline-level="1"><draw:frame text:anchor-type="paragraph" draw:z-index="304" draw:name="Forme2_16" draw:style-name="gr12" draw:text-style-name="P137" svg:width="0.359cm" svg:height="0.496cm" svg:x="3.639cm" svg:y="-0.168cm"><draw:text-box><text:p text:style-name="P136"><text:span text:style-name="T187">1</text:span></text:p></draw:text-box></draw:frame><draw:frame text:anchor-type="paragraph" draw:z-index="319" draw:name="Forme2_22" draw:style-name="gr12" draw:text-style-name="P137" svg:width="0.359cm" svg:height="0.496cm" svg:x="3.101cm" svg:y="-0.153cm"><draw:text-box><text:p text:style-name="P136"><text:span text:style-name="T187">1</text:span></text:p></draw:text-box></draw:frame><text:span text:style-name="Character_5f_20_5f_style"><text:span text:style-name="T182">5, 9 7</text:span></text:span></text:h>
                  <text:h text:style-name="P84" text:outline-level="1"><text:span text:style-name="Character_5f_20_5f_style"><text:span text:style-name="T182">× <text:s text:c="3"/>6, 2</text:span></text:span></text:h>
                  <text:p text:style-name="_5f_Paragraphe_5f_Réponse_5f_Pointillés_5f_Grisés_5f_avec_5f_bordure_5f_supérieure"><text:span text:style-name="_5f_Caractères_5f_correction">1 1 9 4</text:span></text:p>
                  <text:h text:style-name="P84" text:outline-level="1"><text:span text:style-name="_5f_Caractères_5f_correction"><text:span text:style-name="T182">3 5 8 2 </text:span></text:span><text:span text:style-name="_5f_Caractères_5f_correction"><text:span text:style-name="T181">0</text:span></text:span></text:h>
                  <text:p text:style-name="_5f_Paragraphe_5f_Réponse_5f_Pointillés_5f_Grisés_5f_avec_5f_bordure_5f_supérieure"><text:span text:style-name="_5f_Caractères_5f_correction">3 7, 0 1 4</text:span></text:p>
                </table:table-cell>
                <table:table-cell table:style-name="Table3.B2" office:value-type="string">
                  <text:list xml:id="list102730708284350" text:continue-numbering="true" text:style-name="_5f_Numérotation_20_des_20_exercices">
                    <text:list-item>
                      <text:list>
                        <text:list-item>
                          <text:p text:style-name="_5f_Paragraphe_5f_avec_5f_Num_5f_Question"><draw:frame text:anchor-type="paragraph" draw:z-index="324" draw:name="Forme2_27" draw:style-name="gr12" draw:text-style-name="P137" svg:width="0.359cm" svg:height="0.496cm" svg:x="3.579cm" svg:y="0.448cm"><draw:text-box><text:p text:style-name="P136"><text:span text:style-name="T187">1</text:span></text:p></draw:text-box></draw:frame><draw:frame text:anchor-type="paragraph" draw:z-index="325" draw:name="Forme2_28" draw:style-name="gr12" draw:text-style-name="P137" svg:width="0.359cm" svg:height="0.496cm" svg:x="3.11cm" svg:y="0.393cm"><draw:text-box><text:p text:style-name="P136"><text:span text:style-name="T187">1</text:span></text:p></draw:text-box></draw:frame><text:span text:style-name="_5f_pointillés_20_gris"/></text:p>
                        </text:list-item>
                      </text:list>
                    </text:list-item>
                  </text:list>
                  <text:h text:style-name="P83" text:outline-level="1"><draw:frame text:anchor-type="paragraph" draw:z-index="322" draw:name="Forme2_25" draw:style-name="gr12" draw:text-style-name="P137" svg:width="0.359cm" svg:height="0.496cm" svg:x="3.662cm" svg:y="-0.141cm"><draw:text-box><text:p text:style-name="P136"><text:span text:style-name="T187">1</text:span></text:p></draw:text-box></draw:frame><draw:frame text:anchor-type="paragraph" draw:z-index="323" draw:name="Forme2_26" draw:style-name="gr12" draw:text-style-name="P137" svg:width="0.359cm" svg:height="0.496cm" svg:x="3.221cm" svg:y="-0.182cm"><draw:text-box><text:p text:style-name="P136"><text:span text:style-name="T187">1</text:span></text:p></draw:text-box></draw:frame><text:span text:style-name="Character_5f_20_5f_style"><text:span text:style-name="T182">7, 6 5</text:span></text:span></text:h>
                  <text:h text:style-name="P83" text:outline-level="1"><text:span text:style-name="Character_5f_20_5f_style"><text:span text:style-name="T182">× <text:s text:c="2"/>1, 3 2</text:span></text:span></text:h>
                  <text:p text:style-name="_5f_Paragraphe_5f_Réponse_5f_Pointillés_5f_Grisés_5f_avec_5f_bordure_5f_supérieure"><text:span text:style-name="_5f_Caractères_5f_correction">1 5 3 0</text:span></text:p>
                  <text:h text:style-name="P83" text:outline-level="1"><text:span text:style-name="_5f_Caractères_5f_correction"><text:span text:style-name="T182">2 2 9 5 </text:span></text:span><text:span text:style-name="_5f_Caractères_5f_correction"><text:span text:style-name="T181">0</text:span></text:span></text:h>
                  <text:h text:style-name="P83" text:outline-level="1"><text:span text:style-name="_5f_Caractères_5f_correction"><text:span text:style-name="T182">7 6 5 </text:span></text:span><text:span text:style-name="_5f_Caractères_5f_correction"><text:span text:style-name="T181">0 0</text:span></text:span></text:h>
                  <text:p text:style-name="_5f_Paragraphe_5f_Réponse_5f_Pointillés_5f_Grisés_5f_avec_5f_bordure_5f_supérieure"><text:span text:style-name="_5f_Caractères_5f_correction"><text:span text:style-name="T182">1 0, 0 9 8 </text:span></text:span><text:span text:style-name="_5f_Caractères_5f_correction"><text:span text:style-name="T181">0</text:span></text:span></text:p>
                </table:table-cell>
              </table:table-row>
            </table:table>
            <text:list xml:id="list102731739032389" text:continue-numbering="true" text:style-name="_5f_Numérotation_20_des_20_exercices">
              <text:list-item>
                <text:h text:style-name="P127" text:outline-level="1"><text:span text:style-name="_5f_Caractères">Calcule mentalement :</text:span></text:h>
              </text:list-item>
            </text:list>
            <text:section text:style-name="Sect2" text:name="Section3">
              <text:list xml:id="list102730858734916" text:continue-numbering="true" text:style-name="_5f_Numérotation_20_des_20_exercices">
                <text:list-item>
                  <text:list>
                    <text:list-item>
                      <text:p text:style-name="P119"><text:span text:style-name="_5f_Caractères">0,2 × 0,5</text:span><text:span text:style-name="_5f_Caractères_5f_correction"><text:span text:style-name="T183"> </text:span></text:span><text:span text:style-name="_5f_Caractères">= </text:span><text:span text:style-name="_5f_Caractères_5f_correction">0,1</text:span></text:p>
                    </text:list-item>
                    <text:list-item>
                      <text:p text:style-name="P118"><text:span text:style-name="_5f_Caractères">0,7 × 0,08</text:span><text:span text:style-name="_5f_Caractères_5f_correction"><text:span text:style-name="T183"> </text:span></text:span><text:span text:style-name="_5f_Caractères">= </text:span><text:span text:style-name="_5f_Caractères_5f_correction">0,056</text:span></text:p>
                    </text:list-item>
                    <text:list-item>
                      <text:p text:style-name="P118"><text:span text:style-name="_5f_Caractères">0,9 × 0,04</text:span><text:span text:style-name="_5f_Caractères_5f_correction"><text:span text:style-name="T183"> </text:span></text:span><text:span text:style-name="_5f_Caractères">= </text:span><text:span text:style-name="_5f_Caractères_5f_correction">0,036</text:span></text:p>
                    </text:list-item>
                    <text:list-item>
                      <text:p text:style-name="P118"><text:span text:style-name="_5f_Caractères">0,4 × 2,5</text:span><text:span text:style-name="_5f_Caractères_5f_correction"><text:span text:style-name="T183"> </text:span></text:span><text:span text:style-name="_5f_Caractères">= </text:span><text:span text:style-name="_5f_Caractères_5f_correction">1</text:span></text:p>
                    </text:list-item>
                    <text:list-item>
                      <text:p text:style-name="P118"><text:span text:style-name="_5f_Caractères">0,41 × 3</text:span><text:span text:style-name="_5f_Caractères_5f_correction"><text:span text:style-name="T183"> </text:span></text:span><text:span text:style-name="_5f_Caractères">= </text:span><text:span text:style-name="_5f_Caractères_5f_correction">1,23</text:span></text:p>
                    </text:list-item>
                    <text:list-item>
                      <text:p text:style-name="P118"><text:span text:style-name="_5f_Caractères">0,85 × 0,2</text:span><text:span text:style-name="_5f_Caractères_5f_correction"><text:span text:style-name="T183"> </text:span></text:span><text:span text:style-name="_5f_Caractères">= </text:span><text:span text:style-name="_5f_Caractères_5f_correction">0,17</text:span></text:p>
                    </text:list-item>
                    <text:list-item>
                      <text:p text:style-name="P118"><text:span text:style-name="_5f_Caractères">0,3 × 12,2</text:span><text:span text:style-name="_5f_Caractères_5f_correction"><text:span text:style-name="T183"> </text:span></text:span><text:span text:style-name="_5f_Caractères">= </text:span><text:span text:style-name="_5f_Caractères_5f_correction">3,66</text:span></text:p>
                    </text:list-item>
                    <text:list-item>
                      <text:p text:style-name="P118"><text:span text:style-name="_5f_Caractères">1,21 × 0,4</text:span><text:span text:style-name="_5f_Caractères_5f_correction"><text:span text:style-name="T183"> </text:span></text:span><text:span text:style-name="_5f_Caractères">= </text:span><text:span text:style-name="_5f_Caractères_5f_correction">0,484</text:span></text:p>
                    </text:list-item>
                    <text:list-item>
                      <text:p text:style-name="P118"><text:span text:style-name="_5f_Caractères">0,47 × 0,02</text:span><text:span text:style-name="_5f_Caractères_5f_correction"><text:span text:style-name="T183"> </text:span></text:span><text:span text:style-name="_5f_Caractères">= </text:span><text:span text:style-name="_5f_Caractères_5f_correction">0,009 4</text:span></text:p>
                    </text:list-item>
                  </text:list>
                </text:list-item>
              </text:list>
            </text:section>
            <text:h text:style-name="_5f_Paragraphe" text:outline-level="1"><text:span text:style-name="_5f_Caractères"/></text:h>
            <text:h text:style-name="_5f_Paragraphe" text:outline-level="1"><text:span text:style-name="_5f_Caractères"/></text:h>
            <text:p text:style-name="Standard"><text:span text:style-name="Character_5f_20_5f_style"/>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%1%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MT26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 draw:style-name="Mdp2"/>
    <style:master-page style:name="HTML" style:page-layout-name="Mpm3" draw:style-name="Mdp2"/>
    <style:master-page style:name="Right_20_Page" style:display-name="Right Page" style:page-layout-name="Mpm4" draw:style-name="Mdp2"/>
    <style:master-page style:name="Left_20_Page" style:display-name="Left Page" style:page-layout-name="Mpm5" draw:style-name="Mdp2" style:next-style-name="Right_20_Page"/>
    <style:master-page style:name="First_20_Page" style:display-name="First Page" style:page-layout-name="Mpm6" draw:style-name="Mdp2" style:next-style-name="Standard"/>
    <style:master-page style:name="Envelope" style:page-layout-name="Mpm7" draw:style-name="Mdp2"/>
    <style:master-page style:name="Index" style:page-layout-name="Mpm6" draw:style-name="Mdp2"/>
    <style:master-page style:name="Footnote" style:page-layout-name="Mpm8" draw:style-name="Mdp2"/>
    <style:master-page style:name="Landscape" style:page-layout-name="Mpm9" draw:style-name="Mdp2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90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3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4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89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87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88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86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84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85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9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0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82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83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80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81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267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268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4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5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1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2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78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79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8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9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76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257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77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256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3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4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74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75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252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9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0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70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71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72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73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6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7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66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67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68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69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45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64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65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41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8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9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62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63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37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4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5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58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59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60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61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33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0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1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356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357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29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52" draw:name="Shape3_12" draw:style-name="Mgr5" draw:text-style-name="MP1" svg:x1="10.308cm" svg:y1="0.388cm" svg:x2="20.496cm" svg:y2="0.36cm"><text:p/></draw:line><draw:path text:anchor-type="paragraph" draw:z-index="353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354" draw:name="Shape3_27" draw:style-name="Mgr5" draw:text-style-name="MP1" svg:x1="10.308cm" svg:y1="0.388cm" svg:x2="20.496cm" svg:y2="0.36cm"><text:p/></draw:line><draw:path text:anchor-type="paragraph" draw:z-index="355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28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5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6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7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24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1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2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309"><draw:text-box fo:min-height="0.499cm" fo:min-width="7.096cm"><draw:frame draw:style-name="Mfr2" draw:name="Frame931" text:anchor-type="frame" svg:x="0.45cm" svg:y="0.079cm" svg:width="0.817cm" draw:z-index="310"><draw:text-box fo:min-height="0.355cm"><text:p text:style-name="MP3"><draw:g text:anchor-type="paragraph" draw:z-index="219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5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307"><draw:text-box fo:min-height="0.499cm" fo:min-width="7.096cm"><draw:frame draw:style-name="Mfr2" draw:name="Frame991" text:anchor-type="frame" svg:x="0.45cm" svg:y="0.079cm" svg:width="0.817cm" draw:z-index="308"><draw:text-box fo:min-height="0.355cm"><text:p text:style-name="MP3"><text:page-number text:select-page="current">2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20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6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7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14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15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12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13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10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11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7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8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06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3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4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01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02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8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9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5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6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7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193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94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0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1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188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189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5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6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187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183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184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50" draw:name="Shape3_3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351" draw:name="Shape3_18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182" draw:name="Shape4_10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9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0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7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8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59"> </text:span>: <text:span text:style-name="MT75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175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76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3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4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71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172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8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9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65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66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67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2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3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343" draw:name="Shape3_1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344" draw:name="Shape3_20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61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8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9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341" draw:name="Shape3_16" draw:style-name="Mgr9" draw:text-style-name="MP1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342" draw:name="Shape3_17" draw:style-name="Mgr9" draw:text-style-name="MP1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57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4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5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52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153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 draw:style-name="Mdp2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151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 draw:style-name="Mdp2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148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49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150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145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6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142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3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139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40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41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136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7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135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32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3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4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30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31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127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8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29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125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26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122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3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4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21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19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120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17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118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4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5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6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13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14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11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12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09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10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22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07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23">coder</text:span></text:p></draw:text-box></draw:frame><draw:g text:anchor-type="paragraph" draw:z-index="108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05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06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03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04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01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02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5">Milieu, alignement, </text:span><text:span text:style-name="MT126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99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00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97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98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1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95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96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93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94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91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92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89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4">Repères du plan : se </text:span><text:span text:style-name="MT136">déplacer</text:span></text:p></draw:text-box></draw:frame><draw:g text:anchor-type="paragraph" draw:z-index="90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87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88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85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86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84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335" draw:name="Shape7_8" draw:style-name="Mgr9" draw:text-style-name="MP1" svg:x1="9.042cm" svg:y1="0.36cm" svg:x2="20.461cm" svg:y2="0.36cm"><text:p/></draw:line><draw:path text:anchor-type="paragraph" draw:z-index="336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337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>
      <style:header-left>
        <text:p text:style-name="MP79"><draw:line text:anchor-type="paragraph" draw:z-index="338" draw:name="Shape7_9" draw:style-name="Mgr9" draw:text-style-name="MP1" svg:x1="9.042cm" svg:y1="0.36cm" svg:x2="20.461cm" svg:y2="0.36cm"><text:p/></draw:line><draw:path text:anchor-type="paragraph" draw:z-index="339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340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83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82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9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0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1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78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5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2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3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4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71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329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330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331" draw:name="Shape7_6" draw:style-name="Mgr9" draw:text-style-name="MP1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332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333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334" draw:name="Shape7_3" draw:style-name="Mgr9" draw:text-style-name="MP1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0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1251507919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68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02730804478362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69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66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67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5">D</text:span><text:span text:style-name="MT44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64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48">droites, </text:span><text:span text:style-name="MT148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65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3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0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1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2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7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8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9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56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54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55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2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3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326" draw:name="Shape9" draw:style-name="Mgr1" draw:text-style-name="MP1" svg:x1="11.559cm" svg:y1="0.36cm" svg:x2="20.5cm" svg:y2="0.36cm"><text:p/></draw:line><draw:frame text:anchor-type="paragraph" draw:z-index="327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path text:anchor-type="paragraph" draw:z-index="328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1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0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49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47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48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45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46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4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2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43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0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1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38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39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36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37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34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35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32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33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0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1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6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28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29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6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7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4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25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2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23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0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1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8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9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47"> : </text:span><text:span text:style-name="MT180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16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17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4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5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2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3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0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1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8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9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312" draw:name="Shape3_0" draw:style-name="Mgr14" draw:text-style-name="MP1" svg:x1="10.893cm" svg:y1="0.403cm" svg:x2="20.503cm" svg:y2="0.327cm"><text:p/></draw:line><draw:path text:anchor-type="char" draw:z-index="4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6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313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5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7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311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3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0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. KHARROUBI</meta:initial-creator>
    <meta:creation-date>2021-04-22T18:29:49.538000000</meta:creation-date>
    <meta:editing-duration>PT41M44S</meta:editing-duration>
    <meta:editing-cycles>10</meta:editing-cycles>
    <meta:generator>LibreOffice/7.4.2.3$Windows_X86_64 LibreOffice_project/382eef1f22670f7f4118c8c2dd222ec7ad009daf</meta:generator>
    <dc:description>Fiche 3 - série 2</dc:description>
    <dc:title>Calculer : Multiplier - Corrigé</dc:title>
    <dc:date>2023-02-08T10:27:28.451000000</dc:date>
    <meta:document-statistic meta:table-count="4" meta:image-count="0" meta:object-count="0" meta:page-count="2" meta:paragraph-count="945" meta:word-count="3553" meta:character-count="20407" meta:non-whitespace-character-count="17411"/>
  </office:meta>
</office:document-meta>
</file>